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8E00000236F4AA2D3C534CA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6883*"/>
    </style:style>
    <style:style style:name="Таблица18.B" style:family="table-column">
      <style:table-column-properties style:column-width="2.582cm" style:rel-column-width="10377*"/>
    </style:style>
    <style:style style:name="Таблица18.C" style:family="table-column">
      <style:table-column-properties style:column-width="3.207cm" style:rel-column-width="12887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5.415cm" style:rel-column-width="2175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6883*"/>
    </style:style>
    <style:style style:name="Таблица20.B" style:family="table-column">
      <style:table-column-properties style:column-width="2.676cm" style:rel-column-width="10753*"/>
    </style:style>
    <style:style style:name="Таблица20.C" style:family="table-column">
      <style:table-column-properties style:column-width="3.207cm" style:rel-column-width="12887*"/>
    </style:style>
    <style:style style:name="Таблица20.D" style:family="table-column">
      <style:table-column-properties style:column-width="0.81cm" style:rel-column-width="3253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5.415cm" style:rel-column-width="2175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13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4" style:family="paragraph" style:parent-style-name="Text_20_body">
      <style:paragraph-properties fo:text-align="justify" style:justify-single-word="false"/>
      <style:text-properties officeooo:paragraph-rsid="001d0c87"/>
    </style:style>
    <style:style style:name="P145" style:family="paragraph" style:parent-style-name="Text_20_body">
      <style:paragraph-properties fo:text-align="start" style:justify-single-word="false"/>
      <style:text-properties officeooo:paragraph-rsid="001d0c87"/>
    </style:style>
    <style:style style:name="P146" style:family="paragraph" style:parent-style-name="Text_20_body">
      <style:text-properties officeooo:rsid="00d7038e" officeooo:paragraph-rsid="001d0c87"/>
    </style:style>
    <style:style style:name="P147" style:family="paragraph" style:parent-style-name="Text_20_body">
      <style:text-properties officeooo:rsid="00d840bb" officeooo:paragraph-rsid="001d0c87"/>
    </style:style>
    <style:style style:name="P148" style:family="paragraph" style:parent-style-name="Text_20_body">
      <style:text-properties officeooo:rsid="00da0b61" officeooo:paragraph-rsid="001d0c87"/>
    </style:style>
    <style:style style:name="P149" style:family="paragraph" style:parent-style-name="Text_20_body">
      <style:text-properties officeooo:rsid="005fcdf7" officeooo:paragraph-rsid="001d0c87"/>
    </style:style>
    <style:style style:name="P150" style:family="paragraph" style:parent-style-name="Text_20_body">
      <style:text-properties officeooo:rsid="00c0b409" officeooo:paragraph-rsid="001d0c87"/>
    </style:style>
    <style:style style:name="P15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4" style:family="paragraph" style:parent-style-name="Text_20_body">
      <style:text-properties officeooo:rsid="00d292d3" officeooo:paragraph-rsid="001d0c87"/>
    </style:style>
    <style:style style:name="P155" style:family="paragraph" style:parent-style-name="Text_20_body">
      <style:text-properties officeooo:rsid="00a698fb" officeooo:paragraph-rsid="001d0c87"/>
    </style:style>
    <style:style style:name="P156" style:family="paragraph" style:parent-style-name="Text_20_body">
      <style:text-properties officeooo:rsid="00ae52ec" officeooo:paragraph-rsid="001d0c87"/>
    </style:style>
    <style:style style:name="P157" style:family="paragraph" style:parent-style-name="Text_20_body">
      <style:text-properties officeooo:rsid="0062ba89" officeooo:paragraph-rsid="001d0c87"/>
    </style:style>
    <style:style style:name="P158" style:family="paragraph" style:parent-style-name="Text_20_body">
      <style:text-properties officeooo:rsid="0063d244" officeooo:paragraph-rsid="001d0c87"/>
    </style:style>
    <style:style style:name="P159" style:family="paragraph" style:parent-style-name="Text_20_body">
      <style:text-properties officeooo:rsid="00679c48" officeooo:paragraph-rsid="001d0c87"/>
    </style:style>
    <style:style style:name="P160" style:family="paragraph" style:parent-style-name="Text_20_body">
      <style:text-properties officeooo:rsid="006de028" officeooo:paragraph-rsid="001d0c87"/>
    </style:style>
    <style:style style:name="P161" style:family="paragraph" style:parent-style-name="Text_20_body">
      <style:text-properties officeooo:rsid="006e6ddc" officeooo:paragraph-rsid="001d0c87"/>
    </style:style>
    <style:style style:name="P162" style:family="paragraph" style:parent-style-name="Text_20_body">
      <style:text-properties fo:language="ru" fo:country="RU" officeooo:rsid="0072612b" officeooo:paragraph-rsid="001d0c87"/>
    </style:style>
    <style:style style:name="P163" style:family="paragraph" style:parent-style-name="Text_20_body">
      <style:text-properties fo:language="ru" fo:country="RU" officeooo:rsid="0072612b" officeooo:paragraph-rsid="0036f3b6"/>
    </style:style>
    <style:style style:name="P164" style:family="paragraph" style:parent-style-name="Text_20_body">
      <style:text-properties fo:language="ru" fo:country="RU" officeooo:rsid="00741fec" officeooo:paragraph-rsid="001d0c87"/>
    </style:style>
    <style:style style:name="P165" style:family="paragraph" style:parent-style-name="Text_20_body">
      <style:text-properties fo:language="ru" fo:country="RU" officeooo:rsid="00b1a3db" officeooo:paragraph-rsid="001d0c87"/>
    </style:style>
    <style:style style:name="P166" style:family="paragraph" style:parent-style-name="Text_20_body">
      <style:text-properties fo:language="ru" fo:country="RU" officeooo:rsid="00b2de8f" officeooo:paragraph-rsid="001d0c87"/>
    </style:style>
    <style:style style:name="P167" style:family="paragraph" style:parent-style-name="Text_20_body">
      <style:text-properties fo:language="ru" fo:country="RU" officeooo:rsid="00b92ee7" officeooo:paragraph-rsid="001d0c87"/>
    </style:style>
    <style:style style:name="P168" style:family="paragraph" style:parent-style-name="Text_20_body">
      <style:text-properties fo:language="ru" fo:country="RU" officeooo:rsid="00bb3ecd" officeooo:paragraph-rsid="001d0c87"/>
    </style:style>
    <style:style style:name="P169" style:family="paragraph" style:parent-style-name="Text_20_body">
      <style:text-properties fo:language="ru" fo:country="RU" officeooo:rsid="00da30e6" officeooo:paragraph-rsid="001d0c87"/>
    </style:style>
    <style:style style:name="P170" style:family="paragraph" style:parent-style-name="Text_20_body">
      <style:text-properties fo:language="ru" fo:country="RU" officeooo:rsid="008992ab" officeooo:paragraph-rsid="001d0c87"/>
    </style:style>
    <style:style style:name="P171" style:family="paragraph" style:parent-style-name="Text_20_body">
      <style:text-properties fo:language="ru" fo:country="RU" officeooo:rsid="008fdce0" officeooo:paragraph-rsid="001d0c87"/>
    </style:style>
    <style:style style:name="P172" style:family="paragraph" style:parent-style-name="Text_20_body">
      <style:text-properties fo:language="ru" fo:country="RU" officeooo:rsid="00978da1" officeooo:paragraph-rsid="001d0c87"/>
    </style:style>
    <style:style style:name="P173" style:family="paragraph" style:parent-style-name="Text_20_body">
      <style:text-properties fo:language="ru" fo:country="RU" officeooo:rsid="00da7b08" officeooo:paragraph-rsid="001d0c87"/>
    </style:style>
    <style:style style:name="P174" style:family="paragraph" style:parent-style-name="Text_20_body">
      <style:text-properties fo:language="ru" fo:country="RU" officeooo:rsid="00dc55e8" officeooo:paragraph-rsid="001d0c87"/>
    </style:style>
    <style:style style:name="P175" style:family="paragraph" style:parent-style-name="Text_20_body">
      <style:text-properties fo:language="ru" fo:country="RU" officeooo:rsid="00296418" officeooo:paragraph-rsid="00296418"/>
    </style:style>
    <style:style style:name="P176" style:family="paragraph" style:parent-style-name="Text_20_body">
      <style:text-properties fo:language="ru" fo:country="RU" officeooo:rsid="00296418" officeooo:paragraph-rsid="0034c912"/>
    </style:style>
    <style:style style:name="P17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8" style:family="paragraph" style:parent-style-name="Text_20_body">
      <style:text-properties fo:language="ru" fo:country="RU" officeooo:rsid="002bfbe8" officeooo:paragraph-rsid="002bfbe8"/>
    </style:style>
    <style:style style:name="P17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80" style:family="paragraph" style:parent-style-name="Text_20_body">
      <style:text-properties fo:language="ru" fo:country="RU" officeooo:rsid="002da43b" officeooo:paragraph-rsid="002da43b"/>
    </style:style>
    <style:style style:name="P181" style:family="paragraph" style:parent-style-name="Text_20_body">
      <style:text-properties fo:language="ru" fo:country="RU" officeooo:rsid="002da43b" officeooo:paragraph-rsid="002f65a3"/>
    </style:style>
    <style:style style:name="P182" style:family="paragraph" style:parent-style-name="Text_20_body">
      <style:text-properties fo:language="ru" fo:country="RU" officeooo:rsid="0033425d" officeooo:paragraph-rsid="0033425d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3dedc1" officeooo:paragraph-rsid="003dedc1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94" style:family="paragraph" style:parent-style-name="Text_20_body">
      <style:text-properties fo:language="ru" fo:country="RU" officeooo:rsid="004dbacd" officeooo:paragraph-rsid="004dbacd"/>
    </style:style>
    <style:style style:name="P195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6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197" style:family="paragraph" style:parent-style-name="Text_20_body">
      <style:text-properties fo:language="ru" fo:country="RU" officeooo:rsid="005aa054" officeooo:paragraph-rsid="005aa054"/>
    </style:style>
    <style:style style:name="P198" style:family="paragraph" style:parent-style-name="Text_20_body">
      <style:text-properties fo:language="ru" fo:country="RU" officeooo:rsid="005ae9e5" officeooo:paragraph-rsid="005ae9e5"/>
    </style:style>
    <style:style style:name="P199" style:family="paragraph" style:parent-style-name="Text_20_body">
      <style:text-properties fo:language="ru" fo:country="RU" officeooo:rsid="005ba580" officeooo:paragraph-rsid="005ba580"/>
    </style:style>
    <style:style style:name="P200" style:family="paragraph" style:parent-style-name="Text_20_body">
      <style:text-properties fo:language="ru" fo:country="RU" officeooo:rsid="005d7216" officeooo:paragraph-rsid="005d7216"/>
    </style:style>
    <style:style style:name="P201" style:family="paragraph" style:parent-style-name="Text_20_body">
      <style:text-properties fo:language="ru" fo:country="RU" officeooo:rsid="005dad7a" officeooo:paragraph-rsid="005dad7a"/>
    </style:style>
    <style:style style:name="P202" style:family="paragraph" style:parent-style-name="Text_20_body">
      <style:text-properties fo:language="ru" fo:country="RU" officeooo:rsid="005dad7a" officeooo:paragraph-rsid="005e6044"/>
    </style:style>
    <style:style style:name="P203" style:family="paragraph" style:parent-style-name="Text_20_body">
      <style:text-properties fo:language="ru" fo:country="RU" officeooo:rsid="005e6044" officeooo:paragraph-rsid="005e6044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officeooo:rsid="009af498" officeooo:paragraph-rsid="001d0c87"/>
    </style:style>
    <style:style style:name="P215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6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17" style:family="paragraph" style:parent-style-name="Text_20_body">
      <style:text-properties officeooo:rsid="00e1ac9b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0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1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5" style:family="paragraph" style:parent-style-name="Text_20_body">
      <style:text-properties style:font-name="Times New Roman" fo:font-size="12pt" officeooo:paragraph-rsid="001d0c87"/>
    </style:style>
    <style:style style:name="P226" style:family="paragraph" style:parent-style-name="Text_20_body">
      <style:text-properties style:font-name="Times New Roman" officeooo:paragraph-rsid="001d0c87"/>
    </style:style>
    <style:style style:name="P227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8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9" style:family="paragraph" style:parent-style-name="Text_20_body">
      <style:text-properties officeooo:paragraph-rsid="001d0c87"/>
    </style:style>
    <style:style style:name="P230" style:family="paragraph" style:parent-style-name="Text_20_body">
      <style:text-properties officeooo:rsid="009d392d" officeooo:paragraph-rsid="001d0c87"/>
    </style:style>
    <style:style style:name="P231" style:family="paragraph" style:parent-style-name="Text_20_body">
      <style:text-properties officeooo:rsid="00990ee6" officeooo:paragraph-rsid="001d0c87"/>
    </style:style>
    <style:style style:name="P232" style:family="paragraph" style:parent-style-name="Text_20_body">
      <style:text-properties officeooo:paragraph-rsid="0034c912"/>
    </style:style>
    <style:style style:name="P233" style:family="paragraph" style:parent-style-name="Text_20_body">
      <style:text-properties officeooo:rsid="0047dedd" officeooo:paragraph-rsid="0047dedd"/>
    </style:style>
    <style:style style:name="P234" style:family="paragraph" style:parent-style-name="Text_20_body">
      <style:text-properties officeooo:rsid="0031b80a" officeooo:paragraph-rsid="0031b80a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3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5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8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1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2" style:family="paragraph" style:parent-style-name="Quotations">
      <style:text-properties officeooo:paragraph-rsid="001d0c87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4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5" style:family="paragraph" style:parent-style-name="Standard">
      <style:text-properties officeooo:rsid="0072612b" officeooo:paragraph-rsid="001d0c87"/>
    </style:style>
    <style:style style:name="P266" style:family="paragraph" style:parent-style-name="Standard">
      <style:text-properties officeooo:rsid="00bb3ecd" officeooo:paragraph-rsid="001d0c87"/>
    </style:style>
    <style:style style:name="P26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9" style:family="paragraph" style:parent-style-name="Standard">
      <style:paragraph-properties fo:text-align="center" style:justify-single-word="false"/>
      <style:text-properties officeooo:paragraph-rsid="001d0c87"/>
    </style:style>
    <style:style style:name="P270" style:family="paragraph" style:parent-style-name="Standard">
      <style:text-properties fo:language="ru" fo:country="RU" officeooo:rsid="0029b4f4" officeooo:paragraph-rsid="0029b4f4"/>
    </style:style>
    <style:style style:name="P271" style:family="paragraph" style:parent-style-name="Standard">
      <style:text-properties fo:language="ru" fo:country="RU" officeooo:rsid="00309565" officeooo:paragraph-rsid="00309565"/>
    </style:style>
    <style:style style:name="P272" style:family="paragraph" style:parent-style-name="Standard">
      <style:text-properties fo:language="ru" fo:country="RU" officeooo:rsid="00388ee3" officeooo:paragraph-rsid="00388ee3"/>
    </style:style>
    <style:style style:name="P273" style:family="paragraph" style:parent-style-name="Standard">
      <style:text-properties fo:language="ru" fo:country="RU" officeooo:rsid="003ba192" officeooo:paragraph-rsid="003ba192"/>
    </style:style>
    <style:style style:name="P274" style:family="paragraph" style:parent-style-name="Standard">
      <style:text-properties fo:language="ru" fo:country="RU" officeooo:rsid="004ca441" officeooo:paragraph-rsid="004ca441"/>
    </style:style>
    <style:style style:name="P275" style:family="paragraph" style:parent-style-name="Standard">
      <style:text-properties officeooo:rsid="00990ee6" officeooo:paragraph-rsid="001d0c87"/>
    </style:style>
    <style:style style:name="P2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81" style:family="paragraph" style:parent-style-name="Text_20_body" style:list-style-name="L3">
      <style:text-properties officeooo:rsid="00d7038e" officeooo:paragraph-rsid="001d0c87"/>
    </style:style>
    <style:style style:name="P282" style:family="paragraph" style:parent-style-name="Text_20_body" style:list-style-name="L4">
      <style:text-properties officeooo:rsid="00d7038e" officeooo:paragraph-rsid="001d0c87"/>
    </style:style>
    <style:style style:name="P283" style:family="paragraph" style:parent-style-name="Text_20_body" style:list-style-name="L5">
      <style:text-properties officeooo:rsid="00c0b409" officeooo:paragraph-rsid="001d0c87"/>
    </style:style>
    <style:style style:name="P28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5" style:family="paragraph" style:parent-style-name="Text_20_body" style:list-style-name="L8">
      <style:text-properties officeooo:rsid="00bf97aa" officeooo:paragraph-rsid="001d0c87" fo:background-color="transparent"/>
    </style:style>
    <style:style style:name="P286" style:family="paragraph" style:parent-style-name="Text_20_body" style:list-style-name="L9">
      <style:text-properties fo:language="ru" fo:country="RU" officeooo:rsid="00747f77" officeooo:paragraph-rsid="001d0c87"/>
    </style:style>
    <style:style style:name="P287" style:family="paragraph" style:parent-style-name="Text_20_body" style:list-style-name="L10">
      <style:text-properties fo:language="ru" fo:country="RU" officeooo:rsid="00b1a3db" officeooo:paragraph-rsid="001d0c87"/>
    </style:style>
    <style:style style:name="P288" style:family="paragraph" style:parent-style-name="Text_20_body" style:list-style-name="L10">
      <style:text-properties fo:language="ru" fo:country="RU" officeooo:rsid="00b2de8f" officeooo:paragraph-rsid="001d0c87"/>
    </style:style>
    <style:style style:name="P289" style:family="paragraph" style:parent-style-name="Text_20_body" style:list-style-name="L11">
      <style:text-properties fo:language="ru" fo:country="RU" officeooo:rsid="0086e162" officeooo:paragraph-rsid="001d0c87"/>
    </style:style>
    <style:style style:name="P290" style:family="paragraph" style:parent-style-name="Text_20_body" style:list-style-name="L11">
      <style:text-properties fo:language="ru" fo:country="RU" officeooo:rsid="00b149b3" officeooo:paragraph-rsid="001d0c87"/>
    </style:style>
    <style:style style:name="P291" style:family="paragraph" style:parent-style-name="Text_20_body" style:list-style-name="L12">
      <style:text-properties fo:language="ru" fo:country="RU" officeooo:rsid="00b149b3" officeooo:paragraph-rsid="001d0c87"/>
    </style:style>
    <style:style style:name="P292" style:family="paragraph" style:parent-style-name="Text_20_body" style:list-style-name="L12">
      <style:text-properties fo:language="ru" fo:country="RU" officeooo:rsid="00b03f62" officeooo:paragraph-rsid="001d0c87"/>
    </style:style>
    <style:style style:name="P293" style:family="paragraph" style:parent-style-name="Text_20_body" style:list-style-name="L12">
      <style:text-properties fo:language="ru" fo:country="RU" officeooo:rsid="008b4155" officeooo:paragraph-rsid="001d0c87"/>
    </style:style>
    <style:style style:name="P294" style:family="paragraph" style:parent-style-name="Text_20_body" style:list-style-name="L13">
      <style:text-properties fo:language="ru" fo:country="RU" officeooo:rsid="008fc7c5" officeooo:paragraph-rsid="001d0c87"/>
    </style:style>
    <style:style style:name="P295" style:family="paragraph" style:parent-style-name="Text_20_body" style:list-style-name="L13">
      <style:text-properties fo:language="ru" fo:country="RU" officeooo:rsid="008fdce0" officeooo:paragraph-rsid="001d0c87"/>
    </style:style>
    <style:style style:name="P296" style:family="paragraph" style:parent-style-name="Text_20_body" style:list-style-name="L14">
      <style:text-properties fo:language="ru" fo:country="RU" officeooo:rsid="008fdce0" officeooo:paragraph-rsid="001d0c87"/>
    </style:style>
    <style:style style:name="P297" style:family="paragraph" style:parent-style-name="Text_20_body" style:list-style-name="L15">
      <style:text-properties fo:language="ru" fo:country="RU" officeooo:rsid="00da7b08" officeooo:paragraph-rsid="001d0c87"/>
    </style:style>
    <style:style style:name="P298" style:family="paragraph" style:parent-style-name="Text_20_body" style:list-style-name="L17">
      <style:text-properties fo:language="ru" fo:country="RU" officeooo:rsid="003ba192" officeooo:paragraph-rsid="003ba192"/>
    </style:style>
    <style:style style:name="P299" style:family="paragraph" style:parent-style-name="Text_20_body" style:list-style-name="L18">
      <style:text-properties fo:language="ru" fo:country="RU" officeooo:rsid="003ba192" officeooo:paragraph-rsid="003ba192"/>
    </style:style>
    <style:style style:name="P300" style:family="paragraph" style:parent-style-name="Text_20_body" style:list-style-name="L18">
      <style:text-properties fo:language="ru" fo:country="RU" officeooo:rsid="003cab6c" officeooo:paragraph-rsid="003cab6c"/>
    </style:style>
    <style:style style:name="P301" style:family="paragraph" style:parent-style-name="Text_20_body">
      <style:text-properties fo:language="ru" fo:country="RU" officeooo:rsid="0033425d" officeooo:paragraph-rsid="0031b80a"/>
    </style:style>
    <style:style style:name="P302" style:family="paragraph" style:parent-style-name="Text_20_body" style:list-style-name="L19">
      <style:text-properties fo:language="ru" fo:country="RU" officeooo:rsid="0048c6bc" officeooo:paragraph-rsid="0048c6bc"/>
    </style:style>
    <style:style style:name="P303" style:family="paragraph" style:parent-style-name="Text_20_body">
      <style:text-properties fo:language="ru" fo:country="RU" officeooo:rsid="004dbacd" officeooo:paragraph-rsid="004dbacd"/>
    </style:style>
    <style:style style:name="P304" style:family="paragraph" style:parent-style-name="Text_20_body" style:list-style-name="L21">
      <style:text-properties fo:language="ru" fo:country="RU" officeooo:rsid="005ba580" officeooo:paragraph-rsid="005ba580"/>
    </style:style>
    <style:style style:name="P305" style:family="paragraph" style:parent-style-name="Text_20_body" style:list-style-name="L22">
      <style:text-properties fo:language="ru" fo:country="RU" officeooo:rsid="005d7216" officeooo:paragraph-rsid="005d7216"/>
    </style:style>
    <style:style style:name="P306" style:family="paragraph" style:parent-style-name="Text_20_body">
      <style:text-properties fo:language="ru" fo:country="RU" officeooo:rsid="00614553" officeooo:paragraph-rsid="00614553"/>
    </style:style>
    <style:style style:name="P307" style:family="paragraph" style:parent-style-name="Text_20_body" style:list-style-name="L10">
      <style:text-properties officeooo:rsid="00b1a3db" officeooo:paragraph-rsid="001d0c87"/>
    </style:style>
    <style:style style:name="P308" style:family="paragraph" style:parent-style-name="Text_20_body" style:list-style-name="L10">
      <style:text-properties officeooo:rsid="00b2de8f" officeooo:paragraph-rsid="001d0c87"/>
    </style:style>
    <style:style style:name="P309" style:family="paragraph" style:parent-style-name="Text_20_body" style:list-style-name="L11">
      <style:text-properties officeooo:rsid="0081db8c" officeooo:paragraph-rsid="001d0c87"/>
    </style:style>
    <style:style style:name="P310" style:family="paragraph" style:parent-style-name="Text_20_body" style:list-style-name="L11">
      <style:text-properties officeooo:rsid="00b03f62" officeooo:paragraph-rsid="001d0c87"/>
    </style:style>
    <style:style style:name="P311" style:family="paragraph" style:parent-style-name="Text_20_body" style:list-style-name="L11">
      <style:text-properties officeooo:rsid="008574b9" officeooo:paragraph-rsid="001d0c87"/>
    </style:style>
    <style:style style:name="P312" style:family="paragraph" style:parent-style-name="Text_20_body" style:list-style-name="L13">
      <style:text-properties officeooo:rsid="008fc7c5" officeooo:paragraph-rsid="001d0c87"/>
    </style:style>
    <style:style style:name="P313" style:family="paragraph" style:parent-style-name="Text_20_body" style:list-style-name="L14">
      <style:text-properties officeooo:rsid="008fdce0" officeooo:paragraph-rsid="001d0c87"/>
    </style:style>
    <style:style style:name="P314" style:family="paragraph" style:parent-style-name="Text_20_body" style:list-style-name="L15">
      <style:text-properties fo:language="en" fo:country="US" officeooo:rsid="00da30e6" officeooo:paragraph-rsid="001d0c87"/>
    </style:style>
    <style:style style:name="P315" style:family="paragraph" style:parent-style-name="Text_20_body" style:list-style-name="L20">
      <style:text-properties fo:language="en" fo:country="US" officeooo:rsid="004dbacd" officeooo:paragraph-rsid="004dbacd"/>
    </style:style>
    <style:style style:name="P316" style:family="paragraph" style:parent-style-name="Text_20_body">
      <style:text-properties fo:language="en" fo:country="US" officeooo:rsid="005dad7a" officeooo:paragraph-rsid="005dad7a"/>
    </style:style>
    <style:style style:name="P317" style:family="paragraph" style:parent-style-name="Text_20_body" style:list-style-name="L28">
      <style:text-properties fo:language="en" fo:country="US" officeooo:rsid="00614553" officeooo:paragraph-rsid="00614553"/>
    </style:style>
    <style:style style:name="P318" style:family="paragraph" style:parent-style-name="Text_20_body">
      <style:text-properties fo:language="en" fo:country="US" officeooo:rsid="00614553" officeooo:paragraph-rsid="00614553"/>
    </style:style>
    <style:style style:name="P319" style:family="paragraph" style:parent-style-name="Text_20_body">
      <style:text-properties fo:language="en" fo:country="US" officeooo:rsid="00614553" officeooo:paragraph-rsid="00621bda"/>
    </style:style>
    <style:style style:name="P320" style:family="paragraph" style:parent-style-name="Text_20_body">
      <style:text-properties fo:language="en" fo:country="US" officeooo:rsid="0062df12" officeooo:paragraph-rsid="0062df12"/>
    </style:style>
    <style:style style:name="P321" style:family="paragraph" style:parent-style-name="Text_20_body" style:list-style-name="L29">
      <style:text-properties fo:language="en" fo:country="US" officeooo:rsid="0062df12" officeooo:paragraph-rsid="0062df12"/>
    </style:style>
    <style:style style:name="P322" style:family="paragraph" style:parent-style-name="Text_20_body" style:list-style-name="L16">
      <style:text-properties officeooo:rsid="009a0130" officeooo:paragraph-rsid="0034c912"/>
    </style:style>
    <style:style style:name="P323" style:family="paragraph" style:parent-style-name="Text_20_body" style:list-style-name="L20">
      <style:text-properties officeooo:paragraph-rsid="004dbacd"/>
    </style:style>
    <style:style style:name="P324" style:family="paragraph" style:parent-style-name="Text_20_body" style:list-style-name="L23">
      <style:text-properties officeooo:paragraph-rsid="001d0c87"/>
    </style:style>
    <style:style style:name="P325" style:family="paragraph" style:parent-style-name="Text_20_body" style:list-style-name="L23">
      <style:text-properties style:font-name="Times New Roman" officeooo:paragraph-rsid="001d0c87"/>
    </style:style>
    <style:style style:name="P326" style:family="paragraph" style:parent-style-name="Text_20_body" style:list-style-name="L24">
      <style:text-properties style:font-name="Times New Roman" officeooo:paragraph-rsid="001d0c87"/>
    </style:style>
    <style:style style:name="P327" style:family="paragraph" style:parent-style-name="Text_20_body" style:list-style-name="L24">
      <style:text-properties style:font-name="Times New Roman" fo:font-size="12pt" officeooo:paragraph-rsid="001d0c87"/>
    </style:style>
    <style:style style:name="P328" style:family="paragraph" style:parent-style-name="Text_20_body" style:list-style-name="L25">
      <style:text-properties style:font-name="Times New Roman" fo:font-size="12pt" officeooo:paragraph-rsid="001d0c87"/>
    </style:style>
    <style:style style:name="P329" style:family="paragraph" style:parent-style-name="Text_20_body" style:list-style-name="L26">
      <style:text-properties style:font-name="Times New Roman" fo:font-size="12pt" officeooo:paragraph-rsid="001d0c87"/>
    </style:style>
    <style:style style:name="P330" style:family="paragraph" style:parent-style-name="Text_20_body" style:list-style-name="L26">
      <style:text-properties officeooo:paragraph-rsid="001d0c87"/>
    </style:style>
    <style:style style:name="P33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3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3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3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3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4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49" style:family="paragraph" style:parent-style-name="Text_20_body_20__28_user_29_" style:list-style-name="L27">
      <style:text-properties officeooo:paragraph-rsid="001d0c87"/>
    </style:style>
    <style:style style:name="P350" style:family="paragraph" style:parent-style-name="Text_20_body_20__28_user_29_" style:list-style-name="L27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1" style:family="paragraph" style:parent-style-name="Text_20_body_20__28_user_29_" style:list-style-name="L27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2" style:family="paragraph" style:parent-style-name="Text_20_body_20__28_user_29_" style:list-style-name="L27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3" style:family="paragraph" style:parent-style-name="Text_20_body_20__28_user_29_" style:list-style-name="L27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4" style:family="paragraph" style:parent-style-name="Text_20_body_20__28_user_29_" style:list-style-name="L27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5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5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5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5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6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6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6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6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6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65" style:family="paragraph" style:parent-style-name="Heading_20_2">
      <style:paragraph-properties fo:text-align="center" style:justify-single-word="false"/>
      <style:text-properties officeooo:paragraph-rsid="001d0c87"/>
    </style:style>
    <style:style style:name="P366" style:family="paragraph" style:parent-style-name="Heading_20_2">
      <style:text-properties officeooo:paragraph-rsid="001d0c87"/>
    </style:style>
    <style:style style:name="P36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68" style:family="paragraph" style:parent-style-name="Heading_20_2">
      <style:paragraph-properties fo:break-before="page"/>
      <style:text-properties officeooo:paragraph-rsid="001d0c87"/>
    </style:style>
    <style:style style:name="P36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70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font-size="8pt" fo:font-style="normal" style:font-name-asian="ISOCPEUR" style:font-size-asian="8pt" style:font-style-asian="normal" style:font-size-complex="8pt"/>
    </style:style>
    <style:style style:name="T41" style:family="text">
      <style:text-properties fo:font-size="8pt" fo:font-style="normal" style:font-size-asian="8pt" style:font-style-asian="normal" style:font-size-complex="8pt"/>
    </style:style>
    <style:style style:name="T4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3" style:family="text">
      <style:text-properties officeooo:rsid="003b9aa5"/>
    </style:style>
    <style:style style:name="T44" style:family="text">
      <style:text-properties style:font-name="ISOCPEUR" fo:font-size="8pt" style:font-size-asian="8pt" style:font-name-complex="ISOCPEUR" style:font-size-complex="8pt"/>
    </style:style>
    <style:style style:name="T4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6" style:family="text">
      <style:text-properties fo:font-style="normal" style:font-style-asian="normal" style:font-size-complex="14pt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4a517a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style="normal" style:font-style-asian="normal" style:font-size-complex="14pt"/>
    </style:style>
    <style:style style:name="T51" style:family="text">
      <style:text-properties fo:language="en" fo:country="US" officeooo:rsid="00b37c26"/>
    </style:style>
    <style:style style:name="T52" style:family="text">
      <style:text-properties fo:language="en" fo:country="US" officeooo:rsid="0086e162"/>
    </style:style>
    <style:style style:name="T53" style:family="text">
      <style:text-properties fo:language="en" fo:country="US" officeooo:rsid="00b03f62"/>
    </style:style>
    <style:style style:name="T54" style:family="text">
      <style:text-properties fo:language="en" fo:country="US" officeooo:rsid="008fc7c5"/>
    </style:style>
    <style:style style:name="T55" style:family="text">
      <style:text-properties fo:language="en" fo:country="US" officeooo:rsid="00e55350"/>
    </style:style>
    <style:style style:name="T56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f97aa"/>
    </style:style>
    <style:style style:name="T63" style:family="text">
      <style:text-properties fo:language="en" fo:country="US" officeooo:rsid="0022fea9"/>
    </style:style>
    <style:style style:name="T64" style:family="text">
      <style:text-properties fo:language="en" fo:country="US" officeooo:rsid="004dbacd"/>
    </style:style>
    <style:style style:name="T65" style:family="text">
      <style:text-properties fo:language="en" fo:country="US" officeooo:rsid="0052ef09"/>
    </style:style>
    <style:style style:name="T66" style:family="text">
      <style:text-properties fo:language="en" fo:country="US" officeooo:rsid="00559636"/>
    </style:style>
    <style:style style:name="T67" style:family="text">
      <style:text-properties fo:language="en" fo:country="US" officeooo:rsid="0054038c"/>
    </style:style>
    <style:style style:name="T68" style:family="text">
      <style:text-properties fo:language="en" fo:country="US" officeooo:rsid="00560c99"/>
    </style:style>
    <style:style style:name="T69" style:family="text">
      <style:text-properties fo:language="en" fo:country="US" officeooo:rsid="005dad7a"/>
    </style:style>
    <style:style style:name="T70" style:family="text">
      <style:text-properties fo:language="en" fo:country="US" officeooo:rsid="005e6044"/>
    </style:style>
    <style:style style:name="T71" style:family="text">
      <style:text-properties fo:language="en" fo:country="US" officeooo:rsid="006011ff"/>
    </style:style>
    <style:style style:name="T72" style:family="text">
      <style:text-properties fo:color="#000000" fo:font-size="12pt" style:font-size-asian="12pt" style:font-size-complex="12pt"/>
    </style:style>
    <style:style style:name="T73" style:family="text">
      <style:text-properties fo:color="#000000" fo:font-size="12pt" officeooo:rsid="0006d2d6" style:font-size-asian="12pt" style:font-size-complex="12pt"/>
    </style:style>
    <style:style style:name="T74" style:family="text">
      <style:text-properties fo:color="#000000" style:font-name="Times New Roman2" fo:font-size="12pt" fo:language="en" fo:country="US"/>
    </style:style>
    <style:style style:name="T75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6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fo:font-variant="normal" fo:text-transform="none" fo:letter-spacing="normal" fo:font-style="normal" fo:font-weight="normal"/>
    </style:style>
    <style:style style:name="T78" style:family="text">
      <style:text-properties fo:font-variant="normal" fo:text-transform="none" fo:letter-spacing="normal" fo:font-style="normal" fo:font-weight="normal" officeooo:rsid="004d4282"/>
    </style:style>
    <style:style style:name="T79" style:family="text">
      <style:text-properties fo:font-variant="normal" fo:text-transform="none" fo:letter-spacing="normal" fo:font-style="normal" fo:font-weight="normal" officeooo:rsid="00413d7d"/>
    </style:style>
    <style:style style:name="T80" style:family="text">
      <style:text-properties fo:font-variant="normal" fo:text-transform="none" fo:letter-spacing="normal" fo:font-style="normal" fo:font-weight="normal" officeooo:rsid="0044ec62"/>
    </style:style>
    <style:style style:name="T81" style:family="text">
      <style:text-properties fo:font-variant="normal" fo:text-transform="none" fo:letter-spacing="normal" fo:font-style="normal" fo:font-weight="normal" officeooo:rsid="0048cae4"/>
    </style:style>
    <style:style style:name="T82" style:family="text">
      <style:text-properties fo:font-variant="normal" fo:text-transform="none" fo:letter-spacing="normal" fo:font-style="normal" fo:font-weight="normal" officeooo:rsid="0049574b"/>
    </style:style>
    <style:style style:name="T83" style:family="text">
      <style:text-properties fo:font-variant="normal" fo:text-transform="none" fo:letter-spacing="normal" fo:font-style="normal" fo:font-weight="normal" officeooo:rsid="004b49cb"/>
    </style:style>
    <style:style style:name="T84" style:family="text">
      <style:text-properties fo:font-variant="normal" fo:text-transform="none" fo:letter-spacing="normal" fo:font-style="normal" fo:font-weight="normal" officeooo:rsid="004f228c"/>
    </style:style>
    <style:style style:name="T85" style:family="text">
      <style:text-properties fo:font-variant="normal" fo:text-transform="none" fo:letter-spacing="normal" fo:font-style="normal" fo:font-weight="normal" officeooo:rsid="004fd0db"/>
    </style:style>
    <style:style style:name="T86" style:family="text">
      <style:text-properties fo:font-variant="normal" fo:text-transform="none" fo:letter-spacing="normal" fo:font-style="normal" fo:font-weight="normal" officeooo:rsid="0051b04c"/>
    </style:style>
    <style:style style:name="T87" style:family="text">
      <style:text-properties fo:font-variant="normal" fo:text-transform="none" fo:letter-spacing="normal" fo:font-style="normal" fo:font-weight="normal" officeooo:rsid="00536b17"/>
    </style:style>
    <style:style style:name="T88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fo:font-size="12pt"/>
    </style:style>
    <style:style style:name="T94" style:family="text">
      <style:text-properties style:font-name="Times New Roman" fo:font-size="12pt" style:font-size-asian="12pt" style:font-size-complex="12pt"/>
    </style:style>
    <style:style style:name="T95" style:family="text">
      <style:text-properties style:font-name="Times New Roman" fo:font-size="12pt" fo:font-style="normal" fo:font-weight="normal" style:font-size-asian="12pt" style:font-size-complex="12pt"/>
    </style:style>
    <style:style style:name="T96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7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8" style:family="text">
      <style:text-properties style:font-name="Times New Roman" officeooo:rsid="009eef2e"/>
    </style:style>
    <style:style style:name="T99" style:family="text">
      <style:text-properties officeooo:rsid="004f228c"/>
    </style:style>
    <style:style style:name="T100" style:family="text">
      <style:text-properties officeooo:rsid="00a8cf2f"/>
    </style:style>
    <style:style style:name="T101" style:family="text">
      <style:text-properties officeooo:rsid="00589dc3"/>
    </style:style>
    <style:style style:name="T102" style:family="text">
      <style:text-properties officeooo:rsid="00c63f00"/>
    </style:style>
    <style:style style:name="T103" style:family="text">
      <style:text-properties fo:font-size="12pt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font-size="12pt" officeooo:rsid="00c63f00" style:font-size-asian="12pt" style:font-size-complex="12pt"/>
    </style:style>
    <style:style style:name="T106" style:family="text">
      <style:text-properties fo:font-size="12pt" officeooo:rsid="00d4c693" style:font-size-asian="12pt" style:font-size-complex="12pt"/>
    </style:style>
    <style:style style:name="T107" style:family="text">
      <style:text-properties officeooo:rsid="00d610e9"/>
    </style:style>
    <style:style style:name="T108" style:family="text">
      <style:text-properties officeooo:rsid="00d4c693"/>
    </style:style>
    <style:style style:name="T109" style:family="text">
      <style:text-properties officeooo:rsid="00ddb405"/>
    </style:style>
    <style:style style:name="T110" style:family="text">
      <style:text-properties officeooo:rsid="00da0b61"/>
    </style:style>
    <style:style style:name="T111" style:family="text">
      <style:text-properties officeooo:rsid="00bf97aa"/>
    </style:style>
    <style:style style:name="T112" style:family="text">
      <style:text-properties officeooo:rsid="00831f59"/>
    </style:style>
    <style:style style:name="T113" style:family="text">
      <style:text-properties officeooo:rsid="00cbf137"/>
    </style:style>
    <style:style style:name="T114" style:family="text">
      <style:text-properties officeooo:rsid="00c0b409"/>
    </style:style>
    <style:style style:name="T115" style:family="text">
      <style:text-properties officeooo:rsid="00d292d3"/>
    </style:style>
    <style:style style:name="T116" style:family="text">
      <style:text-properties officeooo:rsid="00cd648c"/>
    </style:style>
    <style:style style:name="T117" style:family="text">
      <style:text-properties officeooo:rsid="00ec89a6"/>
    </style:style>
    <style:style style:name="T118" style:family="text">
      <style:text-properties officeooo:rsid="00ed022b"/>
    </style:style>
    <style:style style:name="T119" style:family="text">
      <style:text-properties style:use-window-font-color="true" fo:background-color="transparent" loext:char-shading-value="0"/>
    </style:style>
    <style:style style:name="T120" style:family="text">
      <style:text-properties style:use-window-font-color="true" officeooo:rsid="00cdcd4b" fo:background-color="transparent" loext:char-shading-value="0"/>
    </style:style>
    <style:style style:name="T121" style:family="text">
      <style:text-properties style:use-window-font-color="true" officeooo:rsid="00ed022b" fo:background-color="transparent" loext:char-shading-value="0"/>
    </style:style>
    <style:style style:name="T122" style:family="text">
      <style:text-properties officeooo:rsid="00d12a68"/>
    </style:style>
    <style:style style:name="T123" style:family="text">
      <style:text-properties officeooo:rsid="00ef0d7c"/>
    </style:style>
    <style:style style:name="T124" style:family="text">
      <style:text-properties officeooo:rsid="00f0cbf1"/>
    </style:style>
    <style:style style:name="T125" style:family="text">
      <style:text-properties officeooo:rsid="00f27a78"/>
    </style:style>
    <style:style style:name="T126" style:family="text">
      <style:text-properties officeooo:rsid="0081db8c"/>
    </style:style>
    <style:style style:name="T127" style:family="text">
      <style:text-properties officeooo:rsid="0075e61b"/>
    </style:style>
    <style:style style:name="T128" style:family="text">
      <style:text-properties officeooo:rsid="007d8454"/>
    </style:style>
    <style:style style:name="T129" style:family="text">
      <style:text-properties officeooo:rsid="005fcdf7"/>
    </style:style>
    <style:style style:name="T130" style:family="text">
      <style:text-properties style:font-name="Liberation Serif1" fo:font-size="12pt"/>
    </style:style>
    <style:style style:name="T131" style:family="text">
      <style:text-properties style:font-name="Liberation Serif1" fo:font-size="12pt" officeooo:rsid="00831f59"/>
    </style:style>
    <style:style style:name="T132" style:family="text">
      <style:text-properties style:font-name="Liberation Serif1" fo:font-size="12pt" officeooo:rsid="00842074"/>
    </style:style>
    <style:style style:name="T133" style:family="text">
      <style:text-properties officeooo:rsid="0062ba89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0a4b420" fo:background-color="transparent" loext:char-shading-value="0"/>
    </style:style>
    <style:style style:name="T136" style:family="text">
      <style:text-properties officeooo:rsid="00a6fbcd" fo:background-color="transparent" loext:char-shading-value="0"/>
    </style:style>
    <style:style style:name="T137" style:family="text">
      <style:text-properties officeooo:rsid="00bf97aa" fo:background-color="transparent" loext:char-shading-value="0"/>
    </style:style>
    <style:style style:name="T138" style:family="text">
      <style:text-properties officeooo:rsid="00a8cf2f" fo:background-color="transparent" loext:char-shading-value="0"/>
    </style:style>
    <style:style style:name="T139" style:family="text">
      <style:text-properties officeooo:rsid="00a698fb" fo:background-color="transparent" loext:char-shading-value="0"/>
    </style:style>
    <style:style style:name="T140" style:family="text">
      <style:text-properties officeooo:rsid="00831f59" fo:background-color="transparent" loext:char-shading-value="0"/>
    </style:style>
    <style:style style:name="T141" style:family="text">
      <style:text-properties officeooo:rsid="006e6ddc" fo:background-color="transparent" loext:char-shading-value="0"/>
    </style:style>
    <style:style style:name="T142" style:family="text">
      <style:text-properties officeooo:rsid="0063d244" fo:background-color="transparent" loext:char-shading-value="0"/>
    </style:style>
    <style:style style:name="T143" style:family="text">
      <style:text-properties officeooo:rsid="00a698fb"/>
    </style:style>
    <style:style style:name="T144" style:family="text">
      <style:text-properties officeooo:rsid="006b1f72"/>
    </style:style>
    <style:style style:name="T145" style:family="text">
      <style:text-properties officeooo:rsid="007a75dd"/>
    </style:style>
    <style:style style:name="T146" style:family="text">
      <style:text-properties officeooo:rsid="006e6ddc"/>
    </style:style>
    <style:style style:name="T147" style:family="text">
      <style:text-properties officeooo:rsid="00ac77e4"/>
    </style:style>
    <style:style style:name="T148" style:family="text">
      <style:text-properties officeooo:rsid="00b03f62"/>
    </style:style>
    <style:style style:name="T149" style:family="text">
      <style:text-properties officeooo:rsid="00ae52ec"/>
    </style:style>
    <style:style style:name="T150" style:family="text">
      <style:text-properties officeooo:rsid="00da30e6"/>
    </style:style>
    <style:style style:name="T151" style:family="text">
      <style:text-properties officeooo:rsid="00db536b"/>
    </style:style>
    <style:style style:name="T152" style:family="text">
      <style:text-properties officeooo:rsid="00b92ee7"/>
    </style:style>
    <style:style style:name="T153" style:family="text">
      <style:text-properties officeooo:rsid="00b37c26"/>
    </style:style>
    <style:style style:name="T154" style:family="text">
      <style:text-properties officeooo:rsid="00b2de8f"/>
    </style:style>
    <style:style style:name="T155" style:family="text">
      <style:text-properties officeooo:rsid="008b4155"/>
    </style:style>
    <style:style style:name="T156" style:family="text">
      <style:text-properties officeooo:rsid="008574b9"/>
    </style:style>
    <style:style style:name="T157" style:family="text">
      <style:text-properties officeooo:rsid="0086e162"/>
    </style:style>
    <style:style style:name="T158" style:family="text">
      <style:text-properties officeooo:rsid="00880e2b"/>
    </style:style>
    <style:style style:name="T159" style:family="text">
      <style:text-properties officeooo:rsid="00747f77"/>
    </style:style>
    <style:style style:name="T160" style:family="text">
      <style:text-properties officeooo:rsid="00b149b3"/>
    </style:style>
    <style:style style:name="T161" style:family="text">
      <style:text-properties officeooo:rsid="00bccb6d"/>
    </style:style>
    <style:style style:name="T162" style:family="text">
      <style:text-properties officeooo:rsid="00da7b08"/>
    </style:style>
    <style:style style:name="T163" style:family="text">
      <style:text-properties officeooo:rsid="00dec9e8"/>
    </style:style>
    <style:style style:name="T164" style:family="text">
      <style:text-properties officeooo:rsid="003aede6"/>
    </style:style>
    <style:style style:name="T165" style:family="text">
      <style:text-properties officeooo:rsid="009af498"/>
    </style:style>
    <style:style style:name="T166" style:family="text">
      <style:text-properties officeooo:rsid="00cdcd4b"/>
    </style:style>
    <style:style style:name="T167" style:family="text">
      <style:text-properties officeooo:rsid="00e4a7b5"/>
    </style:style>
    <style:style style:name="T168" style:family="text">
      <style:text-properties officeooo:rsid="00e55350"/>
    </style:style>
    <style:style style:name="T169" style:family="text">
      <style:text-properties officeooo:rsid="009be887"/>
    </style:style>
    <style:style style:name="T170" style:family="text">
      <style:text-properties officeooo:rsid="00e40fd6"/>
    </style:style>
    <style:style style:name="T171" style:family="text">
      <style:text-properties officeooo:rsid="00e87e55"/>
    </style:style>
    <style:style style:name="T172" style:family="text">
      <style:text-properties officeooo:rsid="00e9d4c6"/>
    </style:style>
    <style:style style:name="T173" style:family="text">
      <style:text-properties officeooo:rsid="0011db54"/>
    </style:style>
    <style:style style:name="T174" style:family="text">
      <style:text-properties style:font-name="Times New Roman2" fo:font-size="12pt"/>
    </style:style>
    <style:style style:name="T175" style:family="text">
      <style:text-properties officeooo:rsid="009dfa25"/>
    </style:style>
    <style:style style:name="T176" style:family="text">
      <style:text-properties officeooo:rsid="009eef2e"/>
    </style:style>
    <style:style style:name="T177" style:family="text">
      <style:text-properties officeooo:rsid="00a0b2e2"/>
    </style:style>
    <style:style style:name="T178" style:family="text">
      <style:text-properties officeooo:rsid="001e1151"/>
    </style:style>
    <style:style style:name="T179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0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2" style:family="text">
      <style:text-properties officeooo:rsid="0020e063"/>
    </style:style>
    <style:style style:name="T183" style:family="text">
      <style:text-properties officeooo:rsid="00211338"/>
    </style:style>
    <style:style style:name="T184" style:family="text">
      <style:text-properties officeooo:rsid="0022fea9"/>
    </style:style>
    <style:style style:name="T185" style:family="text">
      <style:text-properties officeooo:rsid="00e1ac9b"/>
    </style:style>
    <style:style style:name="T186" style:family="text">
      <style:text-properties officeooo:rsid="00269a05"/>
    </style:style>
    <style:style style:name="T187" style:family="text">
      <style:text-properties officeooo:rsid="0027b6cb"/>
    </style:style>
    <style:style style:name="T188" style:family="text">
      <style:text-properties officeooo:rsid="002801f9"/>
    </style:style>
    <style:style style:name="T189" style:family="text">
      <style:text-properties officeooo:rsid="00e6ddd0"/>
    </style:style>
    <style:style style:name="T190" style:family="text">
      <style:text-properties officeooo:rsid="00285784"/>
    </style:style>
    <style:style style:name="T191" style:family="text">
      <style:text-properties officeooo:rsid="002889b2"/>
    </style:style>
    <style:style style:name="T192" style:family="text">
      <style:text-properties officeooo:rsid="0029b4f4"/>
    </style:style>
    <style:style style:name="T193" style:family="text">
      <style:text-properties officeooo:rsid="002bfbe8"/>
    </style:style>
    <style:style style:name="T194" style:family="text">
      <style:text-properties officeooo:rsid="002d69ed"/>
    </style:style>
    <style:style style:name="T195" style:family="text">
      <style:text-properties officeooo:rsid="002da43b"/>
    </style:style>
    <style:style style:name="T196" style:family="text">
      <style:text-properties officeooo:rsid="002f65a3"/>
    </style:style>
    <style:style style:name="T197" style:family="text">
      <style:text-properties officeooo:rsid="0033425d"/>
    </style:style>
    <style:style style:name="T198" style:family="text">
      <style:text-properties officeooo:rsid="0034c912"/>
    </style:style>
    <style:style style:name="T199" style:family="text">
      <style:text-properties officeooo:rsid="00366768"/>
    </style:style>
    <style:style style:name="T200" style:family="text">
      <style:text-properties officeooo:rsid="0036f3b6"/>
    </style:style>
    <style:style style:name="T201" style:family="text">
      <style:text-properties officeooo:rsid="0038dbe6"/>
    </style:style>
    <style:style style:name="T202" style:family="text">
      <style:text-properties officeooo:rsid="003ba192"/>
    </style:style>
    <style:style style:name="T203" style:family="text">
      <style:text-properties officeooo:rsid="003f61cf"/>
    </style:style>
    <style:style style:name="T204" style:family="text">
      <style:text-properties officeooo:rsid="00443371"/>
    </style:style>
    <style:style style:name="T205" style:family="text">
      <style:text-properties officeooo:rsid="00457e24"/>
    </style:style>
    <style:style style:name="T206" style:family="text">
      <style:text-properties officeooo:rsid="004dbacd"/>
    </style:style>
    <style:style style:name="T207" style:family="text">
      <style:text-properties officeooo:rsid="004e8271"/>
    </style:style>
    <style:style style:name="T208" style:family="text">
      <style:text-properties officeooo:rsid="0051f43a"/>
    </style:style>
    <style:style style:name="T209" style:family="text">
      <style:text-properties officeooo:rsid="0054038c"/>
    </style:style>
    <style:style style:name="T210" style:family="text">
      <style:text-properties officeooo:rsid="00572adb"/>
    </style:style>
    <style:style style:name="T211" style:family="text">
      <style:text-properties officeooo:rsid="005aa054"/>
    </style:style>
    <style:style style:name="T212" style:family="text">
      <style:text-properties officeooo:rsid="005d7216"/>
    </style:style>
    <style:style style:name="T213" style:family="text">
      <style:text-properties officeooo:rsid="005dad7a"/>
    </style:style>
    <style:style style:name="T214" style:family="text">
      <style:text-properties officeooo:rsid="005e6044"/>
    </style:style>
    <style:style style:name="T215" style:family="text">
      <style:text-properties officeooo:rsid="006011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8"/>
      <text:p text:style-name="P263">Титульный лист</text:p>
      <text:p text:style-name="P264">Задание</text:p>
      <text:p text:style-name="P264">Аннотация</text:p>
      <text:p text:style-name="P264">Список сокращений</text:p>
      <text:p text:style-name="P355"/>
      <text:list xml:id="list1068213283843414726" text:style-name="WW8Num1">
        <text:list-item>
          <text:h text:style-name="P356" text:outline-level="1"><text:bookmark-start text:name="__RefHeading___Toc4451_876269813"/><text:span text:style-name="T73">С</text:span><text:span text:style-name="T72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b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Первая_5f_5f_5f_5f_5f_5f_5f_5f_5f_5f_5f_5f_5f_5f_5f_5f_5f_5f_5f_5f_5f_5f_5f_5f_5f_5f_5f_5f_5f_5f_5f_20_5f_5f_5f_5f_5f_5f_5f_5f_5f_5f_5f_5f_5f_5f_5f_5f_5f_5f_5f_5f_5f_5f_5f_5f_5f_5f_5f_5f_5f_5f_5f_строка_5f_5f_5f_5f_5f_5f_5f_5f_5f_5f_5f_5f_5f_5f_5f_5f_5f_5f_5f_5f_5f_5f_5f_5f_5f_5f_5f_5f_5f_5f_5f_3a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1"/>
            <text:index-source-style text:style-name="TOC_5f_5f_5f_5f_5f_5f_5f_5f_5f_5f_5f_5f_5f_5f_5f_5f_5f_5f_5f_5f_5f_5f_5f_5f_5f_5f_5f_5f_5f_5f_5f_20_5f_5f_5f_5f_5f_5f_5f_5f_5f_5f_5f_5f_5f_5f_5f_5f_5f_5f_5f_5f_5f_5f_5f_5f_5f_5f_5f_5f_5f_5f_5f_Heading"/>
          </text:index-source-styles>
        </text:table-of-content-source>
        <text:index-body>
          <text:p text:style-name="P261"><text:a xlink:type="simple" xlink:href="#__RefHeading___Toc4451_876269813" text:style-name="Internet_20_link" text:visited-style-name="Visited_20_Internet_20_Link">Содержание<text:tab/>5</text:a></text:p>
          <text:p text:style-name="P260"><text:a xlink:type="simple" xlink:href="#__RefHeading__315_768117482" text:style-name="Internet_20_link" text:visited-style-name="Visited_20_Internet_20_Link">Введение<text:tab/>6</text:a></text:p>
          <text:p text:style-name="P260"><text:a xlink:type="simple" xlink:href="#__RefHeading___Toc4453_876269813" text:style-name="Internet_20_link" text:visited-style-name="Visited_20_Internet_20_Link">1. Аналитический раздел<text:tab/>8</text:a></text:p>
          <text:p text:style-name="P259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59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59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59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59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0"><text:a xlink:type="simple" xlink:href="#__RefHeading___Toc8930_1411236934" text:style-name="Internet_20_link" text:visited-style-name="Visited_20_Internet_20_Link">2 Специальный раздел<text:tab/>27</text:a></text:p>
          <text:p text:style-name="P259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59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59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59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59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0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59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0"><text:a xlink:type="simple" xlink:href="#__RefHeading___Toc8934_1411236934" text:style-name="Internet_20_link" text:visited-style-name="Visited_20_Internet_20_Link">Заключение<text:tab/>42</text:a></text:p>
          <text:p text:style-name="P260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76"/>
      <text:p text:style-name="P277"/>
      <text:list xml:id="list2335959204085" text:continue-numbering="true" text:style-name="WW8Num1">
        <text:list-item>
          <text:h text:style-name="P358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78">Разработка учебно-методических дисциплин - о</text:span><text:span text:style-name="T77">дн</text:span><text:span text:style-name="T79">ой</text:span><text:span text:style-name="T77"> из </text:span><text:span text:style-name="T79">важных задач преподавателей. </text:span><text:span text:style-name="T78">В год разрабатывается</text:span><text:span text:style-name="T79"> </text:span><text:span text:style-name="T80">от 1 до 3</text:span><text:span text:style-name="T79"> учебно-методических комплексов </text:span><text:span text:style-name="T78">одни преподавателем</text:span><text:span text:style-name="T79">. </text:span><text:span text:style-name="T81">В каждый учебно-методический комплекс входит рабочая программа, задания для практикума, </text:span><text:span text:style-name="T82">требования к курсовым работам или проектам, а также интерактивные образовательные технологии, к примеру, тесты. </text:span><text:span text:style-name="T83">К нему должны быть прикреплены также такие документы как рецензия, учебный план и т</text:span><text:span text:style-name="T84">ак далее.</text:span></text:p>
      <text:p text:style-name="P1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77">Возврат учебного комплекса означает, что </text:span><text:span text:style-name="T85">преподавателю потребуется дополнительное время на доработку данного </text:span><text:span text:style-name="T86">комплекса.</text:span><text:span text:style-name="T77"> </text:span></text:p>
      <text:p text:style-name="P137"><text:span text:style-name="T7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9"><text:span text:style-name="T89">Согласно этому, появилась необходимость автоматизации </text:span><text:span text:style-name="T90">процесса</text:span><text:span text:style-name="T89"> разработки учебно-методического комплекса. </text:span><text:span text:style-name="T9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40"><text:span text:style-name="T91">Д</text:span><text:span text:style-name="T88">ля достижения поставленной цели необходимо решать следующие задачи:</text:span></text:p>
      <text:list xml:id="list7709667680589211998" text:style-name="L1">
        <text:list-item>
          <text:p text:style-name="P278">Провести анализ предметной области.</text:p>
        </text:list-item>
        <text:list-item>
          <text:p text:style-name="P278">Разработать схему информационных потоков.</text:p>
        </text:list-item>
        <text:list-item>
          <text:p text:style-name="P279">Разработать структуру базы данных.</text:p>
        </text:list-item>
        <text:list-item>
          <text:p text:style-name="P280"/>
        </text:list-item>
      </text:list>
      <text:p text:style-name="P141"><text:span text:style-name="T94">Теперь перейдем к описанию в</text:span><text:span text:style-name="T95">ыпускной квалификационной работы.</text:span></text:p>
      <text:p text:style-name="P138"/>
      <text:p text:style-name="P135"><text:soft-page-break/><text:span text:style-name="T48">Данная </text:span><text:span text:style-name="T47">работа</text:span><text:span text:style-name="T48"> </text:span><text:span text:style-name="T47">выполня</text:span><text:span text:style-name="T48">лась</text:span><text:span text:style-name="T47"> на базе ФГБОУ ВО «Поволжский государственный университет сервиса». </text:span></text:p>
      <text:p text:style-name="P1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4">Специальный раздел содержит описание этапов процесса разработки программного обеспечения.</text:p>
      <text:p text:style-name="P144">Раздел безопасности жизнедеятельности содержит сведения <text:span text:style-name="T99">о человеческом факторе и его влиянии на отказы технических систем</text:span>. </text:p>
      <text:p text:style-name="P229"/>
      <text:p text:style-name="P229"/>
      <text:p text:style-name="P235"/>
      <text:list xml:id="list2335938252482" text:continue-list="list2335959204085" text:style-name="WW8Num1">
        <text:list-item>
          <text:h text:style-name="P35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6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0">(далее университет)</text:span> предоставляет услуги высшего и среднего профессионального образования.</text:p>
      <text:p text:style-name="P144">Университет был основан в 1981 году, как филиал Московского технологического института в городе Тольятти Куйбышевской области.</text:p>
      <text:p text:style-name="P1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4">Структура университета (<text:span text:style-name="T101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58">Рис. 1.1. Организационная структура университета</text:p>
            <text:p text:style-name="P256"/>
          </table:table-cell>
        </table:table-row>
      </table:table>
      <text:p text:style-name="P145"/>
      <text:p text:style-name="P240"><text:soft-page-break/><text:span text:style-name="T102">Во главе структуры располагается ректор и ректорат. Ректорат представлен в виде <text:s/></text:span><text:span text:style-name="T105">коллегиального, совещательного органа при ректоре. В него входят </text:span><text:span text:style-name="T104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37">- рассмотрение изменений структуры Университета;</text:p>
      <text:p text:style-name="P237">- определение основных направлений финансово-хозяйственной деятельности Университета;</text:p>
      <text:p text:style-name="P236">- рассмотрение и определение основных вопросов экономического и социального развития Университета;</text:p>
      <text:p text:style-name="P236">- организация учебного процесса; <text:s/></text:p>
      <text:p text:style-name="P236">- рассмотрение вопросов подготовки и издания учебных пособий и учебно-методической литературы;</text:p>
      <text:p text:style-name="P236">- организация научно-исследовательской деятельности; </text:p>
      <text:p text:style-name="P236">- организация внебюджетной деятельности Университета; </text:p>
      <text:p text:style-name="P236">- организация довузовской и послевузовской подготовки;</text:p>
      <text:p text:style-name="P236">- работа по подбору и расстановке кадров;</text:p>
      <text:p text:style-name="P236">- рекламная деятельность и маркетинг;</text:p>
      <text:p text:style-name="P236">- взаимоотношения с общественными организациями;</text:p>
      <text:p text:style-name="P236">- развитие материальной базы Университета.</text:p>
      <text:p text:style-name="P238">На данный момент в ректорате насчитывается 34 участников, включая ректора и проректоров, согласно протоколу <text:span text:style-name="T107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39">Так же в руководстве расположен ученый совет. <text:span text:style-name="T108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38">К компетенции Ученого совета относятся:</text:p>
      <text:list xml:id="list2704682295935825056" text:style-name="L2">
        <text:list-item>
          <text:p text:style-name="P331">принятие решения о созыве и проведении Конференции;</text:p>
        </text:list-item>
        <text:list-item>
          <text:p text:style-name="P33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31">рассмотрение проекта Устава университета, а также вносимых в него изменений;</text:p>
        </text:list-item>
        <text:list-item>
          <text:p text:style-name="P33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3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31">заслушивание ежегодных отчетов ректора;</text:p>
        </text:list-item>
        <text:list-item>
          <text:p text:style-name="P331">определение принципов распределения финансовых, материальных и трудовых ресурсов университета;</text:p>
        </text:list-item>
        <text:list-item>
          <text:p text:style-name="P33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3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3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3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31">выборы деканов факультетов;</text:p>
        </text:list-item>
        <text:list-item>
          <text:p text:style-name="P331">выборы заведующих кафедрами;</text:p>
        </text:list-item>
        <text:list-item>
          <text:p text:style-name="P331">принятие решений о создании, реорганизации и ликвидации научных и учебных подразделений;</text:p>
        </text:list-item>
        <text:list-item>
          <text:p text:style-name="P331">определение направлений научных исследований;</text:p>
        </text:list-item>
        <text:list-item>
          <text:p text:style-name="P331">утверждение тем диссертаций;</text:p>
        </text:list-item>
        <text:list-item>
          <text:p text:style-name="P331">рассмотрение годовых планов научно-исследовательских работ университета;</text:p>
        </text:list-item>
        <text:list-item>
          <text:p text:style-name="P331">рассмотрение вопросов деятельности диссертационных советов университета;</text:p>
        </text:list-item>
        <text:list-item>
          <text:p text:style-name="P331">рассмотрение вопросов редакционно-издательской деятельности;</text:p>
        </text:list-item>
        <text:list-item>
          <text:p text:style-name="P33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31">присуждение почетных званий университета;</text:p>
        </text:list-item>
        <text:list-item>
          <text:p text:style-name="P33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31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4">В составе ученый совет насчитывается 45 участников, согласно протоколу №1 </text:span><text:span text:style-name="T106">от 28.08.2015, </text:span><text:span text:style-name="T104">который утверждает состав как ректората, так и ученого совета.</text:span></text:p>
      <text:p text:style-name="P14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6">Задачи Учебно-методического отдела:</text:p>
      <text:list xml:id="list4799796979493888008" text:style-name="L3">
        <text:list-item>
          <text:p text:style-name="P281">Координация подготовки и распространения учебно-методической документации университета.</text:p>
        </text:list-item>
        <text:list-item>
          <text:p text:style-name="P281">Информационное обслуживание учебно-методического обеспечения учебного процесса.</text:p>
        </text:list-item>
        <text:list-item>
          <text:p text:style-name="P28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6">Функции Учебно-методического отдела:</text:p>
      <text:list xml:id="list6101232751467814724" text:style-name="L4">
        <text:list-item>
          <text:p text:style-name="P28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2">Формирование плана издания учебно-методической литературы и контроль за его исполнением.</text:p>
        </text:list-item>
        <text:list-item>
          <text:p text:style-name="P28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2">Формирование фонда электронных учебно-методических материалов ППС университета.</text:p>
        </text:list-item>
        <text:list-item>
          <text:p text:style-name="P28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2">Формирование заявки ППС на командировки в профильные У МО на календарный год.</text:p>
        </text:list-item>
        <text:list-item>
          <text:p text:style-name="P28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2">Формирование плана работы учебно-методического совета университета.</text:p>
        </text:list-item>
        <text:list-item>
          <text:p text:style-name="P28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2">Подведение статистических данных по всем направлениям деятельности УМО.</text:p>
        </text:list-item>
        <text:list-item>
          <text:p text:style-name="P28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2">Участие в разработке проектов внутривузовских стандартов, рекомендаций и правил.</text:p>
        </text:list-item>
        <text:list-item>
          <text:p text:style-name="P282">Сбор, обобщение и анализ материалов учебно-методического характера.</text:p>
        </text:list-item>
        <text:list-item>
          <text:p text:style-name="P28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7">Так как данная <text:span text:style-name="T109">выпускная квалифицированная</text:span> работа разрабатывается на факультете информационно-технического сервиса на кафедре «<text:span text:style-name="T110">Информационный и электронный сервис</text:span>», <text:span text:style-name="T110">рассмотрим данное подразделение.</text:span></text:p>
      <text:p text:style-name="P14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8">Мы рассмотрели часть структуры университета, которая будет участвовать при дальнейшей разработке программного продукта.</text:p>
      <text:list xml:id="list2336079384262" text:continue-list="list2335938252482" text:style-name="WW8Num1">
        <text:list-item>
          <text:h text:style-name="P368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9">Для того чтобы преступить к разработке схемы информационной структуры необходимо <text:span text:style-name="T111">разобраться</text:span>, <text:span text:style-name="T111">что включает в себя</text:span> учебно-методическ<text:span text:style-name="T111">ую</text:span> <text:span text:style-name="T112">разработку (далее УМР) и определить их структура</text:span>.</text:p>
      <text:p text:style-name="P150">Учебно-методическая разработка включает в себя:</text:p>
      <text:list xml:id="list4190464476289829732" text:style-name="L5">
        <text:list-item>
          <text:p text:style-name="P283">Разработка рабочей <text:span text:style-name="T113">учебной</text:span> программы дисциплины.</text:p>
        </text:list-item>
        <text:list-item>
          <text:p text:style-name="P283">Разработка конспекта лекций по дисциплине.</text:p>
        </text:list-item>
        <text:list-item>
          <text:p text:style-name="P283">Разработка учебно-методического пособия по дисциплине.</text:p>
        </text:list-item>
        <text:list-item>
          <text:p text:style-name="P283">Разработка лабораторного практикума.</text:p>
        </text:list-item>
        <text:list-item>
          <text:p text:style-name="P283">Разработка учебно-методического пособия по выполнению курсовых проектов (работ).</text:p>
        </text:list-item>
        <text:list-item>
          <text:p text:style-name="P283">Разработка учебного пособия.</text:p>
        </text:list-item>
        <text:list-item>
          <text:p text:style-name="P283">Разработка тестовых заданий.</text:p>
        </text:list-item>
        <text:list-item>
          <text:p text:style-name="P283">Разработка хрестоматии.</text:p>
        </text:list-item>
        <text:list-item>
          <text:p text:style-name="P283">Разработка учебно-методического комплекса дисциплин.</text:p>
        </text:list-item>
      </text:list>
      <text:p text:style-name="P151">Рассмотрим <text:s/>подробнее структуру <text:span text:style-name="T114">учебно-методического комплекса дисциплин</text:span>ы (далее УМКД <text:span text:style-name="T115">или УМК</text:span>)<text:span text:style-name="T114"> </text:span>и <text:s/><text:span text:style-name="T114">рабочей </text:span>учебной <text:span text:style-name="T114">программы дисциплины </text:span>(далее РУП)<text:span text:style-name="T114">, </text:span>так же посмотрим как они связаны.</text:p>
      <text:p text:style-name="P15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1">Структура РУП, согласно <text:span text:style-name="T11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6">разделы</text:span>:</text:p>
      <text:list xml:id="list4169373954368443544" text:style-name="L6">
        <text:list-item>
          <text:p text:style-name="P284">Цели освоения дисциплины <text:span text:style-name="T117">(модуля)</text:span></text:p>
        </text:list-item>
        <text:list-item>
          <text:p text:style-name="P284">Место дисциплины в структуре ООП направления <text:span text:style-name="T117">подготовки (</text:span>специальности<text:span text:style-name="T117">)</text:span></text:p>
        </text:list-item>
        <text:list-item>
          <text:p text:style-name="P284">Компетенции обучающегося, формируемые в результате освоения дисциплины (модуля)</text:p>
        </text:list-item>
        <text:list-item>
          <text:p text:style-name="P284">Структура и содержание дисциплины (модуля)</text:p>
          <text:list>
            <text:list-item>
              <text:p text:style-name="P337">Структура дисциплины</text:p>
            </text:list-item>
            <text:list-item>
              <text:p text:style-name="P341">Содержание дисциплины</text:p>
            </text:list-item>
            <text:list-item>
              <text:p text:style-name="P341">Тематический план изучения дисциплины</text:p>
              <text:list>
                <text:list-item>
                  <text:p text:style-name="P345">Лекционные вопросы</text:p>
                </text:list-item>
                <text:list-item>
                  <text:p text:style-name="P345"><text:soft-page-break/>Практические (семинарские) занятиям</text:p>
                </text:list-item>
                <text:list-item>
                  <text:p text:style-name="P345">Лабораторные занятия</text:p>
                </text:list-item>
                <text:list-item>
                  <text:p text:style-name="P345">Самостоятельная работа</text:p>
                </text:list-item>
              </text:list>
            </text:list-item>
          </text:list>
        </text:list-item>
        <text:list-item>
          <text:p text:style-name="P332">Образовательные технологии</text:p>
        </text:list-item>
        <text:list-item>
          <text:p text:style-name="P332">Оценочные средства для текущего контроля успеваемости, промежуточной аттестации по итогам освоения дисциплины <text:span text:style-name="T117">(модуля)</text:span></text:p>
        </text:list-item>
        <text:list-item>
          <text:p text:style-name="P332">Учебно-методическое и информационное обеспечение дисциплины (модуля)</text:p>
          <text:list>
            <text:list-item>
              <text:p text:style-name="P338">Нормативно-правовые документы (нормативно-техническая документация)</text:p>
            </text:list-item>
            <text:list-item>
              <text:p text:style-name="P341">Основная литература</text:p>
            </text:list-item>
            <text:list-item>
              <text:p text:style-name="P341">Дополнительная литература</text:p>
            </text:list-item>
            <text:list-item>
              <text:p text:style-name="P342">Периодическая литература</text:p>
            </text:list-item>
            <text:list-item>
              <text:p text:style-name="P34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2">Материально-техническое обеспечение дисциплины</text:p>
        </text:list-item>
        <text:list-item>
          <text:p text:style-name="P333">Методические указания для выполнения контрольных работ</text:p>
        </text:list-item>
        <text:list-item>
          <text:p text:style-name="P332">Протокол согласования с другими дисциплинами <text:span text:style-name="T118">ООП</text:span></text:p>
        </text:list-item>
        <text:list-item>
          <text:p text:style-name="P333">Примерная т<text:span text:style-name="T113">ехнологическая карта дисциплины </text:span>(по семестрам)</text:p>
        </text:list-item>
        <text:list-item>
          <text:p text:style-name="P332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832769661674341714" text:style-name="L7">
        <text:list-item>
          <text:p text:style-name="P334">Рабочая учебная программа дисциплины <text:span text:style-name="T118">(модуля)</text:span></text:p>
          <text:list>
            <text:list-item>
              <text:p text:style-name="P339"><text:span text:style-name="T119">Цели освоения дисциплины </text:span><text:span text:style-name="T121">(модуля)</text:span></text:p>
            </text:list-item>
            <text:list-item>
              <text:p text:style-name="P343">Место дисциплины в структуре ООП направления подготовки (специальности)</text:p>
            </text:list-item>
            <text:list-item>
              <text:p text:style-name="P344">Компетенции обучающегося, формируемые в результате освоения дисциплины (модуля)</text:p>
            </text:list-item>
            <text:list-item>
              <text:p text:style-name="P344">Структура и объем дисциплины <text:span text:style-name="T118">(модуля)</text:span></text:p>
              <text:list>
                <text:list-item>
                  <text:p text:style-name="P346">Структура дисциплины</text:p>
                </text:list-item>
                <text:list-item>
                  <text:p text:style-name="P347">Содержание дисциплины</text:p>
                </text:list-item>
              </text:list>
            </text:list-item>
          </text:list>
        </text:list-item>
        <text:list-item>
          <text:p text:style-name="P335">Конспект лекций (структурированный по темам)</text:p>
        </text:list-item>
        <text:list-item>
          <text:p text:style-name="P335">Практические занятия (лабораторные работы)</text:p>
          <text:list>
            <text:list-item>
              <text:p text:style-name="P339">Задачи и упражнения по теме (с примерами решений)</text:p>
            </text:list-item>
            <text:list-item>
              <text:p text:style-name="P34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35">Самостоятельная работа</text:p>
          <text:list>
            <text:list-item>
              <text:p text:style-name="P33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44">Методические рекомендации к подготовке рефератов, эссе и др.</text:p>
            </text:list-item>
          </text:list>
        </text:list-item>
        <text:list-item>
          <text:p text:style-name="P336">Образовательные технологии</text:p>
        </text:list-item>
        <text:list-item>
          <text:p text:style-name="P33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35">Учебно-методическое и информационное обеспечение дисциплины (модуля)</text:p>
          <text:list>
            <text:list-item>
              <text:p text:style-name="P340">Нормативно-правовые документы (нормативно-техническая документация)</text:p>
            </text:list-item>
            <text:list-item>
              <text:p text:style-name="P344">Основная литература</text:p>
            </text:list-item>
            <text:list-item>
              <text:p text:style-name="P344">Дополнительная литература</text:p>
            </text:list-item>
            <text:list-item>
              <text:p text:style-name="P343">Периодическая литература</text:p>
            </text:list-item>
            <text:list-item>
              <text:p text:style-name="P34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6">Материально-техническое обеспечение дисциплины</text:p>
        </text:list-item>
        <text:list-item>
          <text:p text:style-name="P33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3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35"><text:span text:style-name="T118">Примерная т</text:span>ехнологическая карта дисциплины <text:span text:style-name="T118">(по семестрам)</text:span></text:p>
        </text:list-item>
      </text:list>
      <text:p text:style-name="P27"><text:span text:style-name="T119">Автор </text:span><text:span text:style-name="T120">также </text:span><text:span text:style-name="T119">имеет право включить дополнительные разделы в структуру </text:span><text:span text:style-name="T120">УМКД</text:span><text:span text:style-name="T119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2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2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3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3">и содержание</text:span> дисциплины <text:span text:style-name="T123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3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2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3">4</text:span>.<text:span text:style-name="T123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4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4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24">3.</text:span>4. <text:span text:style-name="T124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4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4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  </table:table-cell>
          <table:table-cell table:style-name="Таблица4.B9" office:value-type="string">
            <text:p text:style-name="P37"><text:span text:style-name="T124">6</text:span>. 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4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4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4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5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5">1</text:span>. <text:span text:style-name="T125">Примерная т</text:span>ехнологическая карта дисциплины <text:span text:style-name="T125">(по семестрам)</text:span></text:p>
          </table:table-cell>
          <table:table-cell table:style-name="Таблица4.B13" office:value-type="string">
            <text:p text:style-name="P37">1<text:span text:style-name="T125">1</text:span>. <text:span text:style-name="T125">Примерная т</text:span>ехнологическая карта дисциплины <text:span text:style-name="T125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1"/>
      <text:p text:style-name="P154">После того, как мы рассмотрели структуру РУП и УМКД, выясним, кто будет участвовать в схеме утверждения УМКД.</text:p>
      <text:p text:style-name="P149">Во-первых, это автор учебно-методическо<text:span text:style-name="T126">й</text:span> <text:span text:style-name="T126">разработки</text:span>. Он может быть <text:span text:style-name="T127">с</text:span> любой кафедры, так как каждому преподавателю без исключения необходимо разрабатывать <text:s/><text:span text:style-name="T113">УМКД,</text:span> <text:span text:style-name="T128">РУП, учебно-методические пособия (далее УМП)</text:span> и т.д.</text:p>
      <text:p text:style-name="P229"><text:span text:style-name="T129">Во-вторых, это рецензент. Рецензент</text:span><text:span text:style-name="T130"> может быть внутренней (остепененный) - это </text:span><text:soft-page-break/><text:span text:style-name="T130">любой преподаватель университета, или внешн</text:span><text:span text:style-name="T131">ий</text:span><text:span text:style-name="T130"> - это любой преподаватель стороннего ВУЗа.</text:span><text:span text:style-name="T129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29"><text:span text:style-name="T133">В-третьих, кафедра. После того как рецензия получена, автор должен предоставить УМР заведующему той кафедры</text:span><text:span text:style-name="T135">, где велась разработка.</text:span></text:p>
      <text:p text:style-name="P155"><text:span text:style-name="T135">В-</text:span><text:span text:style-name="T134">четвертых, это научно-методический совет </text:span><text:span text:style-name="T136">(далее НМС)</text:span><text:span text:style-name="T134">. </text:span><text:span text:style-name="T136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7">или по общим предметам</text:span><text:span text:style-name="T136"> есть свой НМС. УМР </text:span><text:span text:style-name="T138">должна утверждаться</text:span><text:span text:style-name="T136"> </text:span><text:span text:style-name="T138">на</text:span><text:span text:style-name="T136"> </text:span><text:span text:style-name="T138">каждом НМС по направлениям. На данный момент в университете создано </text:span><text:span text:style-name="T137">32</text:span><text:span text:style-name="T138"> НМС, согласно документу «Приказ НМС </text:span><text:span text:style-name="T137">2015-2016</text:span><text:span text:style-name="T138">».</text:span></text:p>
      <text:p text:style-name="P156"><text:span text:style-name="T138">Н</text:span><text:span text:style-name="T134">аучно-методический совет состоит из председателя НМС, </text:span><text:span text:style-name="T137">заместителя председателя,</text:span><text:span text:style-name="T134"> членов совета и секретаря. </text:span><text:span text:style-name="T137">Каждый НМС сформирован:</text:span></text:p>
      <text:list xml:id="list6541413405752368687" text:style-name="L8">
        <text:list-item>
          <text:p text:style-name="P285">по направлениям подготовки и специальностям университета;</text:p>
        </text:list-item>
        <text:list-item>
          <text:p text:style-name="P28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7"><text:span text:style-name="T135">В-</text:span><text:span text:style-name="T139">пятых</text:span><text:span text:style-name="T134">, в процессе формирования </text:span><text:span text:style-name="T140">УМР </text:span><text:span text:style-name="T139">должна </text:span><text:span text:style-name="T134">участв</text:span><text:span text:style-name="T139">овать</text:span><text:span text:style-name="T134"> </text:span><text:span text:style-name="T139">библиотека</text:span><text:span text:style-name="T141">, </text:span><text:span text:style-name="T139">где подтверждается верность библиографического списка литературы.</text:span></text:p>
      <text:p text:style-name="P155"><text:span text:style-name="T13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2">учебно-методической работе.</text:span></text:p>
      <text:p text:style-name="P158">И, <text:span text:style-name="T143">как сказано выше</text:span>, в процессе участвует проректор по учебно-методической работе. <text:span text:style-name="T143">После утверждения проректором, данная УМР считается завершенной и работоспособной.</text:span> </text:p>
      <text:p text:style-name="P159">Стоит отметить, что все они <text:span text:style-name="T143">представлены на рисунке 1.1 и участвуют</text:span> в схеме утверждения учебно-методических <text:span text:style-name="T143">разработок</text:span>. На рисунке 1.2 представлена схема утверждения <text:span text:style-name="T12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57">Рис. 1.2. Схема утверждения <text:span text:style-name="T128">УМК</text:span></text:p>
            <text:p text:style-name="P256"/>
          </table:table-cell>
        </table:table-row>
      </table:table>
      <text:p text:style-name="P243"><text:soft-page-break/><text:tab/>Как мы видим на схеме, <text:span text:style-name="T100">7</text:span> <text:span text:style-name="T144">объектов</text:span> участвует в этом процессе, все они были перечислены выше. </text:p>
      <text:p text:style-name="P160"><text:span text:style-name="T145">Можно видеть</text:span>, <text:span text:style-name="T145">что</text:span> автор разрабатывает <text:span text:style-name="T128">УМК,</text:span> <text:span text:style-name="T146">а это самый длительный процесс, представленный на этой схеме, затем подписывает ее и отправляет Рецензенту.</text:span></text:p>
      <text:p text:style-name="P229"><text:span text:style-name="T146">В свою очередь рецензент изучает данный УМК и предоставляет рецензию для данного комплекса. </text:span><text:span text:style-name="T130">Рецензия составляется только на </text:span><text:span text:style-name="T132">УМП и</text:span><text:span text:style-name="T130"> </text:span><text:span text:style-name="T132">УМК</text:span><text:span text:style-name="T130">. </text:span></text:p>
      <text:p text:style-name="P161">Следом ид<text:span text:style-name="T147">у</text:span>т <text:span text:style-name="T147">пять</text:span> этап<text:span text:style-name="T147">ов</text:span> проверки <text:s/><text:span text:style-name="T12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6"><text:span text:style-name="T148">Заметим</text:span>, что в протокол согласования заносят все направления, который были использованы при разработке УМК. <text:span text:style-name="T148">НМС проверяет комплекс по своим направлениям и ставит свою подпись в протоколе.</text:span></text:p>
      <text:p text:style-name="P15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3">Если на одном из этапов проверки находится ошибка, то ее указывают в замечаниях к <text:s/><text:span text:style-name="T149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1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3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72">Рис 1.3. <text:span text:style-name="T201">Схема с</text:span>оздание УМР преподавателем</text:p>
      <text:p text:style-name="P163"/>
      <text:p text:style-name="P163"><text:span text:style-name="T201">На основе рисунка 1.2 и рисунка 1.3 следует, что к любой разработке</text:span> можно привязать статус <text:span text:style-name="T201">и, в зависимости от</text:span> <text:span text:style-name="T201">этапа утверждения, статус будет изменяться. С</text:span>хем<text:span text:style-name="T201">а</text:span> изменения статуса <text:span text:style-name="T201">представлена</text:span> на рисунке 1.<text:span text:style-name="T200">4</text:span>.</text:p>
      <text:p text:style-name="P162"/>
      <text:p text:style-name="P262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5">Рис. 1.<text:span text:style-name="T200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4">В большинстве случаев учебно-методическ<text:span text:style-name="T150">ую</text:span> <text:span text:style-name="T150">разработку</text:span> возвращают по следующим причинам:</text:p>
      <text:list xml:id="list649368230630554120" text:style-name="L9">
        <text:list-item>
          <text:p text:style-name="P286">Отсутствие глав, необходимых согласно стандарту <text:span text:style-name="T149">ФГОС 3+</text:span>.</text:p>
        </text:list-item>
        <text:list-item>
          <text:p text:style-name="P286">Использование стилей, отличных от требуемых в стандарте <text:span text:style-name="T149">ФГОС 3+</text:span>.</text:p>
        </text:list-item>
        <text:list-item>
          <text:p text:style-name="P286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1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335998433518" text:continue-list="list2336079384262" text:style-name="WW8Num1">
        <text:list-item>
          <text:h text:style-name="P369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5">Перейдем к анализу данного сервера.</text:p>
      <text:p text:style-name="P165">Характеристики:</text:p>
      <text:list xml:id="list3029098740911016033" text:style-name="L10">
        <text:list-item>
          <text:p text:style-name="P287">Процессор - Intel Core i5</text:p>
        </text:list-item>
        <text:list-item>
          <text:p text:style-name="P307"><text:span text:style-name="T1">Память — </text:span><text:span text:style-name="T10">16 Гб</text:span></text:p>
        </text:list-item>
        <text:list-item>
          <text:p text:style-name="P308"><text:span text:style-name="T1">Тип памяти — </text:span><text:span text:style-name="T49">RAID SATA 2x2</text:span></text:p>
        </text:list-item>
        <text:list-item>
          <text:p text:style-name="P288">Операционная система <text:span text:style-name="T152">(далее ОС)</text:span> — <text:span text:style-name="T49">Debian 8.4</text:span></text:p>
        </text:list-item>
      </text:list>
      <text:p text:style-name="P166">На <text:span text:style-name="T152">ОС</text:span> <text:span text:style-name="T49">Debian</text:span> установлена <text:span text:style-name="T153">виртуальная машина с ОС </text:span><text:span text:style-name="T51">Ubuntu 16.04 LTS.</text:span></text:p>
      <text:p text:style-name="P167">На ОС<text:span text:style-name="T154"> </text:span><text:span text:style-name="T51">Ubuntu </text:span>развернута система управления базами данных <text:span text:style-name="T211">(далее СУБД)</text:span> <text:span text:style-name="T49">MySQL 5.1. </text:span>Так же развернута система дистанционного обучения Русский Moodle 3<text:span text:style-name="T49">KL</text:span> 2.7.</text:p>
      <text:p text:style-name="P168">Структура сервера представлена на рисунке 1.<text:span text:style-name="T200">5</text:span>.</text:p>
      <text:p text:style-name="P262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6">Рис. 1.<text:span text:style-name="T200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7">Данный сервер находится под управлением и администрированием ООО «Открытый технологии». </text:p>
      <text:p text:style-name="P16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335020640498" text:continue-list="list2335998433518" text:style-name="WW8Num1">
        <text:list-item>
          <text:h text:style-name="P369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8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5">определяет свойства для нашей системы.</text:span></text:p>
      <text:p text:style-name="P209"><text:span text:style-name="T156">Функциональные т</text:span>ребования к системе следующие:</text:p>
      <text:list xml:id="list5280707775694397369" text:style-name="L11">
        <text:list-item>
          <text:p text:style-name="P309">Система должна<text:span text:style-name="T157"> определять</text:span> структуру <text:span text:style-name="T157">УМР для упрощения разработки.</text:span></text:p>
        </text:list-item>
        <text:list-item>
          <text:p text:style-name="P310">При создании УМР должны учитываться стандарты ФГОС 3+</text:p>
        </text:list-item>
        <text:list-item>
          <text:p text:style-name="P311">Система <text:span text:style-name="T157">должна сохранять УМР в формате </text:span><text:span text:style-name="T52">DOC (DOCX) </text:span><text:span text:style-name="T11">и в формате </text:span><text:span text:style-name="T52">HTML.</text:span></text:p>
        </text:list-item>
        <text:list-item>
          <text:p text:style-name="P289">Система должна <text:span text:style-name="T158">разрешать только автору редактировать свои УМР.</text:span></text:p>
        </text:list-item>
        <text:list-item>
          <text:p text:style-name="P290">Систем должна предоставлять отчеты по УМР.</text:p>
        </text:list-item>
        <text:list-item>
          <text:p text:style-name="P290">Система должна предоставлять пользователю план учебно-методической работы.</text:p>
        </text:list-item>
      </text:list>
      <text:p text:style-name="P170">Нефункциональные требования <text:span text:style-name="T155">к системе следующие:</text:span></text:p>
      <text:list xml:id="list3602041744029168971" text:style-name="L12">
        <text:list-item>
          <text:p text:style-name="P292">Система должна быть <text:span text:style-name="T49">w</text:span>eb-ориентированной, и реализована в виде клиент-серверного приложение.</text:p>
        </text:list-item>
        <text:list-item>
          <text:p text:style-name="P291">БД должна быть разработана для <text:span text:style-name="T49">MySQL.</text:span></text:p>
        </text:list-item>
        <text:list-item>
          <text:p text:style-name="P29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1">Система должна стабильно работать и обслуживать до 400 пользователей одновременно.</text:p>
        </text:list-item>
      </text:list>
      <text:p text:style-name="P169">Мы задокументировали требования, которые должен удовлетворят программный продукт.</text:p>
      <text:h text:style-name="P364" text:outline-level="2"/>
      <text:list xml:id="list2334365549249" text:continue-list="list2335020640498" text:style-name="WW8Num1">
        <text:list-item>
          <text:h text:style-name="P369" text:outline-level="2"><text:bookmark-start text:name="__RefHeading___Toc9042_1411236934"/>1.5 Выбор средств <text:span text:style-name="T159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0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3">w</text:span><text:span text:style-name="T12">eb-ориентированной, и реализована в виде клиент-серверного приложение. </text:span>Исходя из этого, <text:span text:style-name="T160">ИС</text:span> будет <text:span text:style-name="T13">разработан</text:span><text:span text:style-name="T14">а в виде</text:span> <text:span text:style-name="T54">web-</text:span><text:span text:style-name="T13">приложение. Плюсами данного продукта будет являться:</text:span></text:p>
      <text:list xml:id="list5199684740292863785" text:style-name="L13">
        <text:list-item>
          <text:p text:style-name="P294">Требует одноразового установления и настройки на сервере.</text:p>
        </text:list-item>
        <text:list-item>
          <text:p text:style-name="P312"><text:span text:style-name="T1">Доступ к системе через браузер по сети </text:span><text:span text:style-name="T49">Internet</text:span><text:span text:style-name="T1">.</text:span></text:p>
        </text:list-item>
        <text:list-item>
          <text:p text:style-name="P294">Не требует установки на устройства.</text:p>
        </text:list-item>
        <text:list-item>
          <text:p text:style-name="P294">Изменения в системе вступают в силу для всех пользователей системы.</text:p>
        </text:list-item>
        <text:list-item>
          <text:p text:style-name="P295">При правильной настройке система адаптивна для любого размера экрана устройства.</text:p>
        </text:list-item>
        <text:list-item>
          <text:p text:style-name="P295">Система менее требовательно к ресурсам устройства.</text:p>
        </text:list-item>
      </text:list>
      <text:p text:style-name="P171">К минусам донного продукта можно отнести:</text:p>
      <text:list xml:id="list2718072587507480302" text:style-name="L14">
        <text:list-item>
          <text:p text:style-name="P313"><text:span text:style-name="T1">Обязательное подключение к сети </text:span><text:span text:style-name="T49">Internet.</text:span></text:p>
        </text:list-item>
        <text:list-item>
          <text:p text:style-name="P296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2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1">MySQL.</text:span></text:p>
      <text:p text:style-name="P212"/>
      <text:p text:style-name="P169"><text:soft-page-break/>Для развертывания локального сервера будет использован инструмент <text:span text:style-name="T49">XAMPP, </text:span>в причину того что он включает в себя такие модули как:</text:p>
      <text:list xml:id="list9012707415825617590" text:style-name="L15">
        <text:list-item>
          <text:p text:style-name="P314">Apache HTTP-сервер – <text:span text:style-name="T1">свободный веб-сервер.</text:span></text:p>
        </text:list-item>
        <text:list-item>
          <text:p text:style-name="P314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14">FileZilla - <text:span text:style-name="T162"><text:s/>свободный, многоязычный FTP-клиент с открытым исходным кодом для Microsoft Windows, Mac OS X и Linux. </text:span></text:p>
        </text:list-item>
        <text:list-item>
          <text:p text:style-name="P297">И другие.</text:p>
        </text:list-item>
      </text:list>
      <text:p text:style-name="P173">Данный инструмент позволяет включает в себя все необходимые приложения, требуемые при <text:span text:style-name="T49">web</text:span>-разработке. Инструмент позволит нам после установки сразу преступить к разработке <text:s text:c="2"/><text:span text:style-name="T49">web-</text:span>приложения. </text:p>
      <text:p text:style-name="P174">Написание кода <text:span text:style-name="T49">HTML </text:span>и <text:span text:style-name="T49">PHP </text:span>может вестись в любом текстовом редакторе, но предпочтение при выборе было на инструменте <text:span text:style-name="T49">Brackets. </text:span>Причина в том, что данный инструмент не требователен к ресурсам компьютера. <text:span text:style-name="T49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9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4">В данной подглаве мы определились с <text:span text:style-name="T163">выбором</text:span> средств разработки и можем преступить к непосредственной <text:span text:style-name="T163">работе над</text:span> <text:span text:style-name="T211">прототипом </text:span><text:span text:style-name="T49">web-</text:span>приложени<text:span text:style-name="T163">ем</text:span>.</text:p>
      <text:list xml:id="list2334549190353" text:continue-list="list2334365549249" text:style-name="WW8Num1">
        <text:list-item>
          <text:h text:style-name="P360" text:outline-level="1"><text:bookmark-start text:name="__RefHeading___Toc8930_1411236934"/>2 <text:span text:style-name="T164">Специальный раздел</text:span><text:bookmark-end text:name="__RefHeading___Toc8930_1411236934"/></text:h>
        </text:list-item>
        <text:list-item>
          <text:h text:style-name="P365" text:outline-level="2"><text:bookmark-start text:name="__RefHeading___Toc9044_1411236934"/><text:span text:style-name="T16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1"><text:span text:style-name="T165">Преступим к разработке схем. </text:span>Первым делом необходимо разработать диаграмму <text:span text:style-name="T96">прецедентов, где мы отобразим основные действия в нашей системе.</text:span></text:p>
      <text:p text:style-name="P182"><text:span text:style-name="T96">Согласно требованию из подглавы </text:span><text:span text:style-name="T97">1.4 Формирование требований к разрабатываемой информационной системе, </text:span><text:span text:style-name="T96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7636774009109923555" text:style-name="L16">
        <text:list-item>
          <text:p text:style-name="P322">Преподаватель (с ограниченными возможностями);</text:p>
        </text:list-item>
        <text:list-item>
          <text:p text:style-name="P322">Администратор (с полными правами).</text:p>
        </text:list-item>
      </text:list>
      <text:p text:style-name="P232">Краткое описание прецедентов описаны в таблице <text:span text:style-name="T166">2.1.</text:span></text:p>
      <text:p text:style-name="P215">Таблица <text:span text:style-name="T166">2.</text:span>1</text:p>
      <text:p text:style-name="P25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67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67">Р</text:span></text:p>
          </table:table-cell>
          <table:table-cell table:style-name="Таблица2.B4" office:value-type="string">
            <text:p text:style-name="P91">Просмотр УМ<text:span text:style-name="T168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69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67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197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198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27"/>
      <text:p text:style-name="P228">Диаграмма прецедентов представлена на рисунке 2.1.</text:p>
      <text:p text:style-name="P262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5">Рис. 2.1. Диаграмма прецедентов</text:p>
      <text:p text:style-name="P217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17"/>
      <text:p text:style-name="P217"/>
      <text:p text:style-name="P217"/>
      <text:p text:style-name="P218"><text:soft-page-break/>Таблица 2.2</text:p>
      <text:p text:style-name="P244">Прецедент «<text:span text:style-name="T16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68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68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68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кнопку в меню «Войти»</text:span></text:p>
            <text:p text:style-name="P55">2. Система <text:span text:style-name="T168">требует от пользователя ввести </text:span><text:span text:style-name="T55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1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6"/>
      <text:p text:style-name="P246">Таблица 2.3</text:p>
      <text:p text:style-name="P244">Прецедент «Создание УМ<text:span text:style-name="T16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0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0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6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пункт меню «Создать УМР»</text:span></text:p>
            <text:p text:style-name="P56">2. <text:span text:style-name="T182">Пользователь выбирает тип УМР</text:span></text:p>
            <text:p text:style-name="P56"><text:span text:style-name="T182">3. </text:span>Система предоставляет <text:span text:style-name="T182">форму</text:span> для <text:span text:style-name="T182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4">он</text:span> попадает на гостевую страницу</text:p>
            <text:p text:style-name="P55">2. <text:span text:style-name="T182">Если заполнены не все обязательные поля, то система сообщит об ошибке</text:span></text:p>
          </table:table-cell>
        </table:table-row>
      </table:table>
      <text:p text:style-name="P216"/>
      <text:p text:style-name="P216"/>
      <text:p text:style-name="P216"/>
      <text:p text:style-name="P219"><text:soft-page-break/>Таблица 2.4</text:p>
      <text:p text:style-name="P244">Прецедент «<text:span text:style-name="T16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69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2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69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пункт меню «Просмотр УМР»</text:span></text:p>
            <text:p text:style-name="P57">2. <text:span text:style-name="T182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3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0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19"/>
      <text:p text:style-name="P219">Таблица 2.5</text:p>
      <text:p text:style-name="P244">Прецедент «<text:span text:style-name="T16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3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3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6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0">пользователь начинает изменять данные УМР</text:span></text:p>
            <text:p text:style-name="P57">2. <text:span text:style-name="T183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4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0"/>
      <text:p text:style-name="P220"/>
      <text:p text:style-name="P220"><text:soft-page-break/>Таблица 2.6</text:p>
      <text:p text:style-name="P245">Прецедент «<text:span text:style-name="T16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69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3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68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2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0">пользователь нажимает кнопку скачать УМР</text:span></text:p>
            <text:p text:style-name="P82">2. <text:span text:style-name="T182">Система формирует файл УМР</text:span></text:p>
            <text:p text:style-name="P82">3. <text:span text:style-name="T183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0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45"/>
      <text:p text:style-name="P219">Таблица 2.7</text:p>
      <text:p text:style-name="P247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68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6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0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47"/>
      <text:p text:style-name="P247"/>
      <text:p text:style-name="P247"/>
      <text:p text:style-name="P247"/>
      <text:p text:style-name="P247"/>
      <text:p text:style-name="P221"><text:soft-page-break/>Таблица 2.<text:span text:style-name="T184">8</text:span></text:p>
      <text:p text:style-name="P248">Прецедент «<text:span text:style-name="T16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69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4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69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4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5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4">администратор нажимает на пункт меню «Задачи -</text:span><text:span text:style-name="T63"> </text:span><text:span text:style-name="T26">Определить</text:span><text:span text:style-name="T170">»</text:span></text:p>
            <text:p text:style-name="P58">2. Система предоставляет <text:span text:style-name="T184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4">он</text:span> попадает на гостевую страницу</text:p>
            <text:p text:style-name="P64">2. Если <text:span text:style-name="T184">администратор</text:span> нажмет кнопку «Отмена», то он вернется на <text:span text:style-name="T184">главную</text:span> страницу</text:p>
          </table:table-cell>
        </table:table-row>
      </table:table>
      <text:p text:style-name="P222"/>
      <text:p text:style-name="P222">Таблица 2.<text:span text:style-name="T27">9</text:span></text:p>
      <text:p text:style-name="P249">Прецедент «<text:span text:style-name="T16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69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6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6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6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87">администратор нажимает на пункт меню «Задачи — </text:span><text:span text:style-name="T27">Список </text:span><text:span text:style-name="T28">задач</text:span><text:span text:style-name="T170">»</text:span></text:p>
            <text:p text:style-name="P59">2. Система предоставляет <text:span text:style-name="T186">список</text:span> задач пользовател<text:span text:style-name="T186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23"><text:soft-page-break/>Таблица 2.<text:span text:style-name="T29">10</text:span></text:p>
      <text:p text:style-name="P250">Прецедент «<text:span text:style-name="T169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69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87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69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6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87">администратор нажимает на пункт меню «</text:span><text:span text:style-name="T30">Отчеты</text:span><text:span text:style-name="T187">» и выбирает тип отчета</text:span></text:p>
            <text:p text:style-name="P60">2. Система <text:span text:style-name="T187">предоставляет форму дополнительных параметров</text:span></text:p>
            <text:p text:style-name="P77">3. Администратор <text:span text:style-name="T187">заполняет данные и запускает отчет</text:span></text:p>
            <text:p text:style-name="P77">4. Система отображает <text:span text:style-name="T187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87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4">он</text:span> попадает на гостевую страницу</text:p>
            <text:p text:style-name="P79">2. Если <text:span text:style-name="T183">обязательные поля пусты, то система сообщит об ошибке</text:span></text:p>
          </table:table-cell>
        </table:table-row>
      </table:table>
      <text:p text:style-name="P224"/>
      <text:p text:style-name="P224">Таблица 2.<text:span text:style-name="T29">1</text:span><text:span text:style-name="T30">1</text:span></text:p>
      <text:p text:style-name="P250">Прецедент «<text:span text:style-name="T169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69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87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6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6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87">администратор нажимает на пункт меню «Управление — </text:span><text:span text:style-name="T30">Создать </text:span><text:span text:style-name="T31">пользователя</text:span><text:span text:style-name="T187">»</text:span></text:p>
            <text:p text:style-name="P61">2. Система предоставляет <text:span text:style-name="T188">форму для создания пользователя</text:span></text:p>
            <text:p text:style-name="P78">3. Администратор <text:span text:style-name="T188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8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69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4">он</text:span> попадает на гостевую страницу</text:p>
            <text:p text:style-name="P80">2. <text:span text:style-name="T189">Если администратор нажмет кнопку «</text:span>Вернуться<text:span text:style-name="T189">», то он вернется на главную страницу</text:span></text:p>
            <text:p text:style-name="P80">3. <text:span text:style-name="T187">Если обязательные поля пусты, то система сообщит об ошибке</text:span></text:p>
            <text:p text:style-name="P80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4"/>
      <text:p text:style-name="P224">Таблица 2.<text:span text:style-name="T29">1</text:span><text:span text:style-name="T30">2</text:span></text:p>
      <text:p text:style-name="P250">Прецедент «<text:span text:style-name="T16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6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87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6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6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87">администратор нажимает на пункт меню «Управление — Список</text:span><text:span text:style-name="T30"> </text:span><text:span text:style-name="T31">пользователей</text:span><text:span text:style-name="T187">»</text:span></text:p>
            <text:p text:style-name="P61">2. Система предоставляет <text:span text:style-name="T186">список</text:span> пользовател<text:span text:style-name="T186">ей</text:span></text:p>
            <text:p text:style-name="P78">3. Администратор открывает <text:span text:style-name="T191">пользователя</text:span></text:p>
            <text:p text:style-name="P78">4. Система отображает <text:span text:style-name="T191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4">он</text:span> попадает на гостевую страницу</text:p>
            <text:p text:style-name="P81">2. <text:span text:style-name="T189">Если администратор нажмет кнопку «</text:span>Вернуться<text:span text:style-name="T189">», то он вернется на главную страницу</text:span></text:p>
            <text:p text:style-name="P81">3. <text:span text:style-name="T187">Если обязательные поля пусты, то система сообщит об ошибке</text:span></text:p>
            <text:p text:style-name="P81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0"/>
      <text:p text:style-name="P224">Таблица 2.<text:span text:style-name="T29">1</text:span><text:span text:style-name="T30">3</text:span></text:p>
      <text:p text:style-name="P250">Прецедент «<text:span text:style-name="T168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68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5">Идентификатор: <text:span text:style-name="T187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68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6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6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87">администратор нажимает на пункт меню «Управление — Список</text:span><text:span text:style-name="T30"> </text:span><text:span text:style-name="T31">пользователей</text:span><text:span text:style-name="T187">»</text:span></text:p>
            <text:p text:style-name="P62">2. Система предоставляет <text:span text:style-name="T186">список</text:span> пользовател<text:span text:style-name="T186">ей</text:span></text:p>
            <text:p text:style-name="P78">3. Администратор <text:span text:style-name="T191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50"/>
      <text:p text:style-name="P186">Мы рассмотрели диаграмму прецедентов. <text:span text:style-name="T199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4633437449521570958" text:style-name="L17">
        <text:list-item>
          <text:p text:style-name="P298">Создание документа<text:span text:style-name="T49">;</text:span></text:p>
        </text:list-item>
        <text:list-item>
          <text:p text:style-name="P298">Создание структуры;</text:p>
        </text:list-item>
        <text:list-item>
          <text:p text:style-name="P298">Применение стилей.</text:p>
        </text:list-item>
      </text:list>
      <text:p text:style-name="P190">Но появляются такие действия, как:</text:p>
      <text:list xml:id="list3726306492436439987" text:style-name="L18">
        <text:list-item>
          <text:p text:style-name="P299">Создание УМР в системе;</text:p>
        </text:list-item>
        <text:list-item>
          <text:p text:style-name="P300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2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3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2335859430670" text:continue-list="list2334549190353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0">Структура БД разрабатывалась в инструменте <text:span text:style-name="T49">MySQL Workbench 6.3 CE.</text:span></text:p>
      <text:p text:style-name="P175">Разработка структуры БД включает в себя разработку концептуальной, логической и физической структуры.</text:p>
      <text:p text:style-name="P176">Концептуальная структура представляет собой описание основных сущностей и <text:soft-page-break/>связей между ними. <text:span text:style-name="T192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7">Таблица 2.14</text:p>
      <text:p text:style-name="P251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3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1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0">Рис. 2.3. Концептуальная структура базы данных</text:p>
      <text:p text:style-name="P178"><text:span text:style-name="T198">Разберемся со связями между сущностями. О</text:span>писание связей представлено в таблице 2.1<text:span text:style-name="T198">5</text:span>.</text:p>
      <text:p text:style-name="P179">Таблица 2.15</text:p>
      <text:p text:style-name="P252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4">пользователей</text:span> один <text:span text:style-name="T204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5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5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4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4">статусов</text:span> од<text:span text:style-name="T204">но</text:span> <text:span text:style-name="T204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5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5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5">разработки</text:span></text:p>
          </table:table-cell>
        </table:table-row>
      </table:table>
      <text:p text:style-name="Text_20_body"/>
      <text:p text:style-name="Text_20_body"/>
      <text:p text:style-name="P193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199">Многие разработки</text:span> <text:span text:style-name="T199">созданы</text:span> согласно <text:span text:style-name="T205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199">Многие разработки могут</text:span> <text:span text:style-name="T205">входить</text:span> <text:span text:style-name="T205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2"/>
      <text:p text:style-name="P180">На основе концептуальной структуры будет разработана логическая структура БД.</text:p>
      <text:p text:style-name="P181">Логическая структура <text:span text:style-name="T196">расширяет концептуальную, </text:span>определя<text:span text:style-name="T196">я</text:span> для сущностей <text:span text:style-name="T196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1">Рис. 2.4. Логическая структура базы данных</text:p>
      <text:p text:style-name="P234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301"/>
      <text:p text:style-name="P233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3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433451126976636625" text:style-name="L19">
        <text:list-item>
          <text:p text:style-name="P302">Ключевое поле;</text:p>
        </text:list-item>
        <text:list-item>
          <text:p text:style-name="P302">Уникальность;</text:p>
        </text:list-item>
        <text:list-item>
          <text:p text:style-name="P302">Обязательное поле;</text:p>
        </text:list-item>
        <text:list-item>
          <text:p text:style-name="P302">Генерируемое и т.д.</text:p>
        </text:list-item>
      </text:list>
      <text:p text:style-name="P194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9"><draw:image xlink:href="Pictures/100000000000038E00000236F4AA2D3C534CA4EE.png" xlink:type="simple" xlink:show="embed" xlink:actuate="onLoad"/></draw:frame></text:p>
      <text:p text:style-name="P274">Рис. 2.5. Физическая структура <text:span text:style-name="T206">базы данных</text:span></text:p>
      <text:p text:style-name="P194">Описание особенностей хранения параметров указано в таблице 2.1<text:span text:style-name="T207">7</text:span>.</text:p>
      <text:p text:style-name="P194">Легенда к таблице 2.1<text:span text:style-name="T207">7</text:span><text:span text:style-name="T49">:</text:span></text:p>
      <text:list xml:id="list2127488876141513892" text:style-name="L20">
        <text:list-item>
          <text:p text:style-name="P323"><text:span text:style-name="T64">PK – </text:span><text:span text:style-name="T37">Ключевое поле;</text:span></text:p>
        </text:list-item>
        <text:list-item>
          <text:p text:style-name="P323"><text:span text:style-name="T64">NN – </text:span><text:span text:style-name="T37">Не нулевое поле;</text:span></text:p>
        </text:list-item>
        <text:list-item>
          <text:p text:style-name="P315">UQ – <text:span text:style-name="T1">Уникальность поля;</text:span></text:p>
        </text:list-item>
        <text:list-item>
          <text:p text:style-name="P315">AI – Генерируемое<text:span text:style-name="T1"> поле.</text:span></text:p>
        </text:list-item>
      </text:list>
      <text:p text:style-name="P194"/>
      <text:p text:style-name="P194"/>
      <text:p text:style-name="P194"/>
      <text:p text:style-name="P194"/>
      <text:p text:style-name="P195"><text:soft-page-break/>Таблица 2.16</text:p>
      <text:p text:style-name="P254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95">Таблица</text:p>
          </table:table-cell>
          <table:table-cell table:style-name="Таблица18.A1" office:value-type="string">
            <text:p text:style-name="P95">Параметр</text:p>
          </table:table-cell>
          <table:table-cell table:style-name="Таблица18.A1" office:value-type="string">
            <text:p text:style-name="P95">Тип хранения</text:p>
          </table:table-cell>
          <table:table-cell table:style-name="Таблица18.A1" office:value-type="string">
            <text:p text:style-name="P96">PK</text:p>
          </table:table-cell>
          <table:table-cell table:style-name="Таблица18.A1" office:value-type="string">
            <text:p text:style-name="P96">NN</text:p>
          </table:table-cell>
          <table:table-cell table:style-name="Таблица18.A1" office:value-type="string">
            <text:p text:style-name="P96">UQ</text:p>
          </table:table-cell>
          <table:table-cell table:style-name="Таблица18.A1" office:value-type="string">
            <text:p text:style-name="P96">AI</text:p>
          </table:table-cell>
          <table:table-cell table:style-name="Таблица18.H1" office:value-type="string">
            <text:p text:style-name="P67">Описание</text:p>
          </table:table-cell>
        </table:table-row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2" office:value-type="string">
            <text:p text:style-name="P97">x</text:p>
          </table:table-cell>
          <table:table-cell table:style-name="Таблица18.H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26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3" office:value-type="string">
            <text:p text:style-name="P32"/>
          </table:table-cell>
          <table:table-cell table:style-name="Таблица18.H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4" office:value-type="string">
            <text:p text:style-name="P97">x</text:p>
          </table:table-cell>
          <table:table-cell table:style-name="Таблица18.H4" office:value-type="string">
            <text:p text:style-name="P69">Идентификатор <text:span text:style-name="T208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8" office:value-type="string">
            <text:p text:style-name="P32"/>
          </table:table-cell>
          <table:table-cell table:style-name="Таблица18.H8" office:value-type="string">
            <text:p text:style-name="P123">Электронная почта, котор<text:span text:style-name="T209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26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10" office:value-type="string">
            <text:p text:style-name="P32"/>
          </table:table-cell>
          <table:table-cell table:style-name="Таблица18.H10" office:value-type="string">
            <text:p text:style-name="P69">Идентификатор типа <text:span text:style-name="T208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1" office:value-type="string">
            <text:p text:style-name="P104">x</text:p>
          </table:table-cell>
          <table:table-cell table:style-name="Таблица18.H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26" office:value-type="string">
            <text:p text:style-name="P123">VARCHAR(<text:span text:style-name="T65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2" office:value-type="string">
            <text:p text:style-name="P32"/>
          </table:table-cell>
          <table:table-cell table:style-name="Таблица18.H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3" office:value-type="string">
            <text:p text:style-name="P104">x</text:p>
          </table:table-cell>
          <table:table-cell table:style-name="Таблица18.H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26" office:value-type="string">
            <text:p text:style-name="P123">VARCHAR(<text:span text:style-name="T49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26" office:value-type="string">
            <text:p text:style-name="P106">task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user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task</text:p>
          </table:table-cell>
          <table:table-cell table:style-name="Таблица18.C26" office:value-type="string">
            <text:p text:style-name="P124">VARCHAR(<text:span text:style-name="T209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106">due_date</text:p>
          </table:table-cell>
          <table:table-cell table:style-name="Таблица18.C26" office:value-type="string">
            <text:p text:style-name="P107">TIMESTAMP(6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106">status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6" office:value-type="string">
            <text:p text:style-name="P109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109">structure</text:p>
          </table:table-cell>
          <table:table-cell table:style-name="Таблица18.C26" office:value-type="string">
            <text:p text:style-name="P115">LONGTEX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09">comment</text:p>
          </table:table-cell>
          <table:table-cell table:style-name="Таблица18.C26" office:value-type="string">
            <text:p text:style-name="P125">VARCHAR(<text:span text:style-name="T209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32"/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112">Types</text:p>
          </table:table-cell>
          <table:table-cell table:style-name="Таблица18.B26" office:value-type="string">
            <text:p text:style-name="P116">typ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15">x</text:p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115">x</text:p>
          </table:table-cell>
          <table:table-cell table:style-name="Таблица18.H2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type</text:p>
          </table:table-cell>
          <table:table-cell table:style-name="Таблица18.C26" office:value-type="string">
            <text:p text:style-name="P125">VARCHAR(<text:span text:style-name="T66">6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196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H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4">Groups</text:p>
          </table:table-cell>
          <table:table-cell table:style-name="Таблица20.B21" office:value-type="string">
            <text:p text:style-name="P117">group_id</text:p>
          </table:table-cell>
          <table:table-cell table:style-name="Таблица20.C21" office:value-type="string">
            <text:p text:style-name="P101">INT</text:p>
          </table:table-cell>
          <table:table-cell table:style-name="Таблица20.D21" office:value-type="string">
            <text:p text:style-name="P118">x</text:p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118">x</text:p>
          </table:table-cell>
          <table:table-cell table:style-name="Таблица20.H21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7">name</text:p>
          </table:table-cell>
          <table:table-cell table:style-name="Таблица20.C21" office:value-type="string">
            <text:p text:style-name="P126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117">comment</text:p>
          </table:table-cell>
          <table:table-cell table:style-name="Таблица20.C21" office:value-type="string">
            <text:p text:style-name="P126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113">Works</text:p>
          </table:table-cell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0">x</text:p>
          </table:table-cell>
          <table:table-cell table:style-name="Таблица20.E21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>x</text:p>
          </table:table-cell>
          <table:table-cell table:style-name="Таблица20.H21" office:value-type="string">
            <text:p text:style-name="P131">Идентификатор <text:span text:style-name="T210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yp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as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structur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group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27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119">created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119">modified_date 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119">status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113">Records</text:p>
          </table:table-cell>
          <table:table-cell table:style-name="Таблица20.B21" office:value-type="string">
            <text:p text:style-name="P119">record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x</text:p>
          </table:table-cell>
          <table:table-cell table:style-name="Таблица20.H21" office:value-type="string">
            <text:p text:style-name="P131">Идентификатор <text:span text:style-name="T210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path</text:p>
          </table:table-cell>
          <table:table-cell table:style-name="Таблица20.C21" office:value-type="string">
            <text:p text:style-name="P127">VARCHAR(<text:span text:style-name="T67">1</text:span><text:span text:style-name="T68">5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Ссылка на объект</text:p>
          </table:table-cell>
        </table:table-row>
        <table:table-row>
          <table:table-cell table:style-name="Таблица20.A22" table:number-rows-spanned="5" office:value-type="string">
            <text:p text:style-name="P113">Returns</text:p>
          </table:table-cell>
          <table:table-cell table:style-name="Таблица20.B21" office:value-type="string">
            <text:p text:style-name="P119">return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</text:p>
          </table:table-cell>
          <table:table-cell table:style-name="Таблица20.H21" office:value-type="string">
            <text:p text:style-name="P131">Идентификатор <text:span text:style-name="T210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<text:span text:style-name="T210">work</text:span>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119">return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119">user_id</text:p>
          </table:table-cell>
          <table:table-cell table:style-name="Таблица20.C22" office:value-type="string">
            <text:p text:style-name="P102">INT</text:p>
          </table:table-cell>
          <table:table-cell table:style-name="Таблица20.D22" office:value-type="string">
            <text:p text:style-name="P32"/>
          </table:table-cell>
          <table:table-cell table:style-name="Таблица20.E22" office:value-type="string">
            <text:p text:style-name="P121">x</text:p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131">Идентификатор <text:span text:style-name="T210">автора возврата</text:span></text:p>
          </table:table-cell>
        </table:table-row>
      </table:table>
      <text:p text:style-name="P254"/>
      <text:p text:style-name="P197">Физическая структура базы данных готовы к загрузке в СУБД <text:span text:style-name="T49">MySQL</text:span>.</text:p>
      <text:p text:style-name="P198">Загрузить структуру можно двумя способами:</text:p>
      <text:list xml:id="list6549323815953960577" text:style-name="L21">
        <text:list-item>
          <text:p text:style-name="P304">Выгрузка <text:span text:style-name="T49">SQL </text:span>скрипта и загрузка в СУБД;</text:p>
        </text:list-item>
        <text:list-item>
          <text:p text:style-name="P304">Непосредственное подключение к СУБД.</text:p>
        </text:list-item>
      </text:list>
      <text:p text:style-name="P199">Для первого способа есть главный минус — это то, что нет возможности <text:soft-page-break/>поддержания через инструмент <text:span text:style-name="T49">MySQL Workbench. </text:span>При изменении структуры необходимо руками изменить это в СУБД.</text:p>
      <text:p text:style-name="P199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2">двумя</text:span> способами:</text:p>
      <text:list xml:id="list6480854257629838234" text:style-name="L22">
        <text:list-item>
          <text:p text:style-name="P305">через TCP/IP;</text:p>
        </text:list-item>
        <text:list-item>
          <text:p text:style-name="P305">через <text:span text:style-name="T49">SSH </text:span>туннель.</text:p>
        </text:list-item>
      </text:list>
      <text:p text:style-name="P200">Также присутствует возможность синхронизации структуры, что позволит все изменения сразу отобразить в базе.</text:p>
      <text:p text:style-name="P200">После того, как мы выгрузили структуру в базу, <text:span text:style-name="T213">необходимо разработать функцию подключения к базе с помощью </text:span><text:span text:style-name="T69">php:</text:span></text:p>
      <text:p text:style-name="P316">&lt;?php</text:p>
      <text:p text:style-name="P316"><text:tab/>function connect(){</text:p>
      <text:p text:style-name="P316"><text:s text:c="8"/>global $link;</text:p>
      <text:p text:style-name="P316"><text:s text:c="8"/>$link=mysqli_connect("localhost", "root", "", "mydb");</text:p>
      <text:p text:style-name="P316"><text:s text:c="8"/>mysqli_query($link, "SET NAMES utf8");</text:p>
      <text:p text:style-name="P316"><text:s text:c="4"/>}</text:p>
      <text:p text:style-name="P316">?&gt;</text:p>
      <text:p text:style-name="P202">Разберем данную функцию. Сначала мы <text:span text:style-name="T214">сообщаем, что</text:span> переменн<text:span text:style-name="T214">ая</text:span> <text:span text:style-name="T49">link </text:span>глобальн<text:span text:style-name="T214">ая</text:span><text:span text:style-name="T49"> </text:span><text:span text:style-name="T214">и получаем ее значение.</text:span><text:span text:style-name="T49"> </text:span>Глобальная переменная доступна другим функциям только в одном файле.</text:p>
      <text:p text:style-name="P201">Затем мы подключаемся к базе с помощью <text:span text:style-name="T49">mysqli_connect(</text:span>адрес, пользователь, пароль, название базы). <text:span text:style-name="T214">Мы используем расширение </text:span><text:span text:style-name="T70">mysqli, </text:span><text:span text:style-name="T214">по причине того, что </text:span><text:span text:style-name="T70">mysql </text:span><text:span text:style-name="T214">устарел и не поддерживается разработчиками, а </text:span><text:span text:style-name="T70">pdo </text:span><text:span text:style-name="T214">медленнее </text:span><text:span text:style-name="T70">mysqli.</text:span></text:p>
      <text:p text:style-name="P203">С помощью <text:span text:style-name="T69">mysqli_query($link, "SET NAMES utf8") </text:span>мы сообщаем, что все запросы к базе будут в кодировке <text:span text:style-name="T49">utf8.</text:span></text:p>
      <text:p text:style-name="P203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3">Мы получаем <text:span text:style-name="T215">глобальную</text:span> <text:span text:style-name="T215">переменную </text:span><text:span text:style-name="T71">link </text:span><text:span text:style-name="T215">и посылаем команду </text:span><text:span text:style-name="T71">close(). </text:span><text:span text:style-name="T215">Данную </text:span><text:soft-page-break/><text:span text:style-name="T215">функцию необходимо вызывать после того, как работа с базой завершена.</text:span></text:p>
      <text:p text:style-name="P306">Запишем эти две функции в отдельный файл под названием <text:span text:style-name="T49">base.php. </text:span>В данном файле перед функциями введем операцию обнуления переменной <text:span text:style-name="T49">link.</text:span></text:p>
      <text:p text:style-name="P306">Для того, чтобы подключать этот файл к другому необходимо будет использовать операцию <text:span text:style-name="T49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7855240826783881612" text:style-name="L28">
        <text:list-item>
          <text:p text:style-name="P317">require – <text:span text:style-name="T1">с возможность повторного подключения (высокая вероятность ошибки);</text:span></text:p>
        </text:list-item>
        <text:list-item>
          <text:p text:style-name="P317">include – <text:span text:style-name="T1">с возможность повторного подключения (высокая вероятность ошибки);</text:span></text:p>
        </text:list-item>
        <text:list-item>
          <text:p text:style-name="P317">include_once – <text:span text:style-name="T1">подключение единожды.</text:span></text:p>
        </text:list-item>
      </text:list>
      <text:p text:style-name="P318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319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320"><text:span text:style-name="T39">В </text:span><text:span text:style-name="T1">данной подглаве мы разработали три вида структуры базы данных:</text:span></text:p>
      <text:list xml:id="list1497019395941976703" text:style-name="L29">
        <text:list-item>
          <text:p text:style-name="P321"><text:span text:style-name="T1">концептуальная;</text:span></text:p>
        </text:list-item>
        <text:list-item>
          <text:p text:style-name="P321"><text:span text:style-name="T1">логическая;</text:span></text:p>
        </text:list-item>
        <text:list-item>
          <text:p text:style-name="P321"><text:span text:style-name="T1">физическая.</text:span></text:p>
        </text:list-item>
      </text:list>
      <text:p text:style-name="P320"><text:span text:style-name="T1">Разобрали все введенные сущности, связи между ними и способ хранения параметров.</text:span></text:p>
      <text:p text:style-name="P320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335264381893" text:continue-list="list2335859430670" text:style-name="WW8Num1">
        <text:list-item>
          <text:h text:style-name="P370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92">Удобство навигационного меню — одно из основных свойств <text:span text:style-name="T49">web-</text:span>ресурсов. <text:span text:style-name="T203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92"/>
      <text:list xml:id="list2336543855998" text:continue-numbering="true" text:style-name="WW8Num1">
        <text:list-item>
          <text:h text:style-name="P370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70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357" text:outline-level="1"/>
      <text:list xml:id="list2334756117535" text:continue-numbering="true" text:style-name="WW8Num1">
        <text:list-item>
          <text:h text:style-name="P361" text:outline-level="1"><text:bookmark-start text:name="__RefHeading___Toc8932_1411236934"/><text:span text:style-name="T173">3 </text:span>Безопасность жизнедеятельности<text:bookmark-end text:name="__RefHeading___Toc8932_1411236934"/></text:h>
        </text:list-item>
        <text:list-item>
          <text:h text:style-name="P366" text:outline-level="2"><text:bookmark-start text:name="__RefHeading___Toc1562_509963778"/><text:span text:style-name="T17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6">Отказы технических систем.</text:p>
      <text:p text:style-name="P22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5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6">Отказы случаются: </text:p>
      <text:list xml:id="list2461606366959355825" text:style-name="L23">
        <text:list-item>
          <text:p text:style-name="P32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25">необратимыми, когда потребуется подмена покоробленных элементов; </text:p>
        </text:list-item>
        <text:list-item>
          <text:p text:style-name="P324"><text:span text:style-name="T92">критичными, когда появляются угроза техногенных </text:span><text:span text:style-name="T98">аварий</text:span><text:span text:style-name="T92"> и катастроф и потребуется неотъемлемая остановка эксплуатации. </text:span></text:p>
        </text:list-item>
      </text:list>
      <text:p text:style-name="P229"><text:span text:style-name="T9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8">аварий</text:span><text:span text:style-name="T92"> и катастроф, надежность и техногенные опасности. </text:span></text:p>
      <text:p text:style-name="P226">Понятие исправность обширнее, чем понятие функциональность. Работоспособный объект должен удовлетворять только <text:span text:style-name="T176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6"><text:span text:style-name="T103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3">технический ресурс) имеют все шансы владеть размерность, ряд иных (например, коэффициент готовности,</text:span> <text:span text:style-name="T103">возможность не отказной работы) считаются безразмерными.</text:span></text:p>
      <text:p text:style-name="P22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6">Предпосылкой возникновения промахов человека имеет возможность быть недоступным или же дефект информационной помощи, т<text:span text:style-name="T175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5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6">Причины ошибок подразделяют на непосредственные, основные и способствующие: </text:p>
      <text:list xml:id="list609686576654494855" text:style-name="L24">
        <text:list-item>
          <text:p text:style-name="P32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2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2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6">Причины ошибок можно классифицировать, используя кибернетическую схему. </text:p>
      <text:p text:style-name="P226">Это ошибки:</text:p>
      <text:list xml:id="list1989812514725104090" text:style-name="L25">
        <text:list-item>
          <text:p text:style-name="P328">в ориентации (неполучение информации);</text:p>
        </text:list-item>
        <text:list-item>
          <text:p text:style-name="P328">в принятии решения (некорректные решения);</text:p>
        </text:list-item>
        <text:list-item>
          <text:p text:style-name="P328">в выполнении каких-либо деяний (неправильные действия).</text:p>
        </text:list-item>
      </text:list>
      <text:p text:style-name="P225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5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884923661188226422" text:style-name="L26">
        <text:list-item>
          <text:p text:style-name="P32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2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2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2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30"><text:span text:style-name="T93">ошибки в организации рабочего места — высокая температура,</text:span><text:span text:style-name="T92"> </text:span><text:span text:style-name="T93">теснота рабочего здания, недостаточная освещенность, шум и т.п.;</text:span></text:p>
        </text:list-item>
      </text:list>
      <text:p text:style-name="P22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6">Профессиональный отбор операторов технических систем. Повышение уровня подготовки.</text:p>
      <text:p text:style-name="P22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6">Во время выполнения профессионального отбора распознают готовность и пригодность к работе по какой-либо специальности. </text:p>
      <text:p text:style-name="P22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6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3">ю</text:span>, интереса, к восприятию большущего размера информации, реакция на наружное влияние, психическая стабильность и т.п.).</text:p>
      <text:p text:style-name="P226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6">Испытание перед <text:span text:style-name="T177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6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6"/>
      <text:p text:style-name="P267"/>
      <text:list xml:id="list2335008263083" text:continue-list="list2334756117535" text:style-name="WW8Num1">
        <text:list-item>
          <text:h text:style-name="P362" text:outline-level="1"><text:bookmark-start text:name="__RefHeading___Toc8934_1411236934"/>Заключение<text:bookmark-end text:name="__RefHeading___Toc8934_1411236934"/></text:h>
        </text:list-item>
      </text:list>
      <text:p text:style-name="P268"><text:tab/>В рамках данного курсового проекта была разработана <text:span text:style-name="T178">система знаний в </text:span></text:p>
      <text:p text:style-name="P268"><text:tab/></text:p>
      <text:p text:style-name="P269"/>
      <text:list xml:id="list2334714807009" text:continue-numbering="true" text:style-name="WW8Num1">
        <text:list-item>
          <text:h text:style-name="P36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592648226401135666" text:style-name="L27">
        <text:list-item>
          <text:p text:style-name="P350">История университета [Электронный ресурс]: - Режим доступа http://www.tolgas.ru/university/history/</text:p>
        </text:list-item>
        <text:list-item>
          <text:p text:style-name="P349"><text:span text:style-name="T180">Институты и факультеты</text:span><text:span text:style-name="T179"> [Электронный ресурс]: - Режим доступа </text:span><text:span text:style-name="T180">http://www.tolgas.ru/org_structura/inst_fakul/</text:span></text:p>
        </text:list-item>
        <text:list-item>
          <text:p text:style-name="P349"><text:span text:style-name="T180">Структура и органы управления образовательной организацией </text:span><text:span text:style-name="T56">[Электронный ресурс]: - <text:s/>Режим доступа </text:span><text:span text:style-name="T57">http://www.tolgas.ru/org_structura/strukt_podrazd/</text:span></text:p>
        </text:list-item>
        <text:list-item>
          <text:p text:style-name="P349"><text:span text:style-name="T17">Положение об учебно-методическом отделе [Электронный ресурс]: - Режим доступа </text:span><text:span text:style-name="T56">http://www.tolgas.ru/sveden/struct/Pologenie_structur_podrazd_umo.pdf</text:span></text:p>
        </text:list-item>
        <text:list-item>
          <text:p text:style-name="P349"><text:span text:style-name="T57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49"><text:span text:style-name="T181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49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49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49"><text:span text:style-name="T58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49"><text:span text:style-name="T58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49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51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49"><text:span text:style-name="T59">Портал Федеральных государственных образовательных стандартов [</text:span><text:span text:style-name="T17">Электронный ресурс</text:span><text:span text:style-name="T59">]: <text:s/></text:span><text:span text:style-name="T17">Режим доступа </text:span><text:span text:style-name="T21">http://fgosvo.ru/</text:span></text:p>
        </text:list-item>
        <text:list-item>
          <text:p text:style-name="P352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7">[</text:span><text:span text:style-name="T25">Электронный ресурс</text:span><text:span text:style-name="T147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49"><text:soft-page-break/><text:span text:style-name="T22">Компания Открытые Технологии </text:span><text:span text:style-name="T60">| </text:span><text:span text:style-name="T22">ООО «Открытые технологии» </text:span><text:span text:style-name="T60">[Электронный ресурс]: - </text:span><text:span text:style-name="T22">Режим доступа</text:span><text:span text:style-name="T60"> http://opentechnology.ru/</text:span></text:p>
        </text:list-item>
        <text:list-item>
          <text:p text:style-name="P349"><text:span text:style-name="T75">Наумова О.Н. </text:span><text:span text:style-name="T23">Приказ НМС 2015-2016 </text:span><text:span text:style-name="T61">[</text:span><text:span text:style-name="T23">Текст</text:span><text:span text:style-name="T61">] </text:span><text:span text:style-name="T23">/</text:span><text:span text:style-name="T61"> </text:span><text:span text:style-name="T74">О.Н. </text:span><text:span text:style-name="T75">Наумова – </text:span><text:span text:style-name="T76">Тольятти,</text:span><text:span text:style-name="T75"> ФГБОУ ВПО «ПВГУС». </text:span><text:span text:style-name="T76">2015 — 10 с.</text:span></text:p>
        </text:list-item>
        <text:list-item>
          <text:p text:style-name="P353">Протокол №1 от 28.08.2015 <text:span text:style-name="T49">[</text:span>Текст<text:span text:style-name="T49">] / </text:span>К<text:span text:style-name="T49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2">ФГБОУ ВПО «ПВГУС». </text:span><text:span text:style-name="T111">2015 — </text:span>6 с.</text:p>
        </text:list-item>
        <text:list-item>
          <text:p text:style-name="P354">Положение №23/07 от 16.03.2011 о ректорате Поволжского университета сервиса <text:span text:style-name="T49">[</text:span>Текст<text:span text:style-name="T49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6H26M28S</meta:editing-duration>
    <meta:editing-cycles>25</meta:editing-cycles>
    <meta:generator>LibreOffice/5.0.6.3$Windows_x86 LibreOffice_project/490fc03b25318460cfc54456516ea2519c11d1aa</meta:generator>
    <dc:date>2016-06-07T00:23:33.706000000</dc:date>
    <dc:creator>Дмитрий Александрович Ставинский</dc:creator>
    <dc:title>Дипломная работа</dc:title>
    <meta:document-statistic meta:table-count="27" meta:image-count="10" meta:object-count="0" meta:page-count="58" meta:paragraph-count="1125" meta:word-count="8668" meta:character-count="70271" meta:non-whitespace-character-count="62697"/>
    <meta:user-defined meta:name="Автор">Ставинский Д.А.</meta:user-defined>
  </office:meta>
</office:document-meta>
</file>